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52af0" officeooo:paragraph-rsid="00533014"/>
    </style:style>
    <style:style style:name="P15" style:family="paragraph" style:parent-style-name="Table_20_Contents">
      <style:text-properties officeooo:rsid="0016f6e3" officeooo:paragraph-rsid="0016f6e3"/>
    </style:style>
    <style:style style:name="P16" style:family="paragraph" style:parent-style-name="Table_20_Contents">
      <style:text-properties officeooo:rsid="00177050" officeooo:paragraph-rsid="00177050"/>
    </style:style>
    <style:style style:name="P17" style:family="paragraph" style:parent-style-name="Table_20_Contents">
      <style:text-properties officeooo:rsid="00182db2" officeooo:paragraph-rsid="00182db2"/>
    </style:style>
    <style:style style:name="P18" style:family="paragraph" style:parent-style-name="Table_20_Contents">
      <style:text-properties officeooo:rsid="0019f902" officeooo:paragraph-rsid="0019f902"/>
    </style:style>
    <style:style style:name="P19" style:family="paragraph" style:parent-style-name="Table_20_Contents">
      <style:text-properties officeooo:rsid="001aae85" officeooo:paragraph-rsid="001aae85"/>
    </style:style>
    <style:style style:name="P20" style:family="paragraph" style:parent-style-name="Table_20_Contents">
      <style:text-properties officeooo:rsid="0021e795" officeooo:paragraph-rsid="0021e795"/>
    </style:style>
    <style:style style:name="P21" style:family="paragraph" style:parent-style-name="Table_20_Contents">
      <style:text-properties officeooo:rsid="002290ff" officeooo:paragraph-rsid="002290ff"/>
    </style:style>
    <style:style style:name="P22" style:family="paragraph" style:parent-style-name="Table_20_Contents">
      <style:text-properties officeooo:rsid="0024377b" officeooo:paragraph-rsid="0024377b"/>
    </style:style>
    <style:style style:name="P23" style:family="paragraph" style:parent-style-name="Table_20_Contents">
      <style:text-properties officeooo:rsid="00245d8f" officeooo:paragraph-rsid="00245d8f"/>
    </style:style>
    <style:style style:name="P24" style:family="paragraph" style:parent-style-name="Table_20_Contents">
      <style:text-properties officeooo:rsid="00263fc5" officeooo:paragraph-rsid="00263fc5"/>
    </style:style>
    <style:style style:name="P25" style:family="paragraph" style:parent-style-name="Table_20_Contents">
      <style:text-properties officeooo:rsid="0026f8a2" officeooo:paragraph-rsid="0026f8a2"/>
    </style:style>
    <style:style style:name="P26" style:family="paragraph" style:parent-style-name="Table_20_Contents">
      <style:text-properties officeooo:rsid="0027c6d2" officeooo:paragraph-rsid="0027c6d2"/>
    </style:style>
    <style:style style:name="P27" style:family="paragraph" style:parent-style-name="Table_20_Contents">
      <style:text-properties officeooo:rsid="0029c4d2" officeooo:paragraph-rsid="0029c4d2"/>
    </style:style>
    <style:style style:name="P28" style:family="paragraph" style:parent-style-name="Table_20_Contents">
      <style:text-properties officeooo:rsid="002b0878" officeooo:paragraph-rsid="002b0878"/>
    </style:style>
    <style:style style:name="P29" style:family="paragraph" style:parent-style-name="Table_20_Contents">
      <style:text-properties officeooo:rsid="002beeea" officeooo:paragraph-rsid="002beeea"/>
    </style:style>
    <style:style style:name="P30" style:family="paragraph" style:parent-style-name="Table_20_Contents">
      <style:text-properties officeooo:rsid="002ceb18" officeooo:paragraph-rsid="002ceb18"/>
    </style:style>
    <style:style style:name="P31" style:family="paragraph" style:parent-style-name="Table_20_Contents">
      <style:text-properties officeooo:rsid="002d2635" officeooo:paragraph-rsid="002d2635"/>
    </style:style>
    <style:style style:name="P32" style:family="paragraph" style:parent-style-name="Table_20_Contents">
      <style:text-properties officeooo:rsid="002eace2" officeooo:paragraph-rsid="002eace2"/>
    </style:style>
    <style:style style:name="P33" style:family="paragraph" style:parent-style-name="Table_20_Contents">
      <style:text-properties officeooo:rsid="00303bf2" officeooo:paragraph-rsid="00303bf2"/>
    </style:style>
    <style:style style:name="P34" style:family="paragraph" style:parent-style-name="Table_20_Contents">
      <style:text-properties officeooo:rsid="0031ea08" officeooo:paragraph-rsid="0031ea08"/>
    </style:style>
    <style:style style:name="P35" style:family="paragraph" style:parent-style-name="Table_20_Contents">
      <style:text-properties officeooo:rsid="00320cd8" officeooo:paragraph-rsid="00320cd8"/>
    </style:style>
    <style:style style:name="P36" style:family="paragraph" style:parent-style-name="Table_20_Contents">
      <style:text-properties officeooo:rsid="0032809b" officeooo:paragraph-rsid="0032809b"/>
    </style:style>
    <style:style style:name="P37" style:family="paragraph" style:parent-style-name="Table_20_Contents">
      <style:text-properties officeooo:rsid="00333356" officeooo:paragraph-rsid="00333356"/>
    </style:style>
    <style:style style:name="P38" style:family="paragraph" style:parent-style-name="Table_20_Contents">
      <style:text-properties officeooo:rsid="00343d47" officeooo:paragraph-rsid="00343d47"/>
    </style:style>
    <style:style style:name="P39" style:family="paragraph" style:parent-style-name="Table_20_Contents">
      <style:text-properties officeooo:rsid="0034d573" officeooo:paragraph-rsid="0034d573"/>
    </style:style>
    <style:style style:name="P40" style:family="paragraph" style:parent-style-name="Table_20_Contents">
      <style:text-properties officeooo:rsid="00366bc2" officeooo:paragraph-rsid="00366bc2"/>
    </style:style>
    <style:style style:name="P41" style:family="paragraph" style:parent-style-name="Table_20_Contents">
      <style:text-properties officeooo:rsid="00368dcc" officeooo:paragraph-rsid="00368dcc"/>
    </style:style>
    <style:style style:name="P42" style:family="paragraph" style:parent-style-name="Table_20_Contents">
      <style:text-properties officeooo:rsid="0037df86" officeooo:paragraph-rsid="0037df86"/>
    </style:style>
    <style:style style:name="P43" style:family="paragraph" style:parent-style-name="Table_20_Contents">
      <style:text-properties officeooo:rsid="0039376c" officeooo:paragraph-rsid="0039376c"/>
    </style:style>
    <style:style style:name="P44" style:family="paragraph" style:parent-style-name="Table_20_Contents">
      <style:text-properties officeooo:rsid="003970ef" officeooo:paragraph-rsid="003970ef"/>
    </style:style>
    <style:style style:name="P45" style:family="paragraph" style:parent-style-name="Table_20_Contents">
      <style:text-properties officeooo:rsid="003a7cc5" officeooo:paragraph-rsid="003a7cc5"/>
    </style:style>
    <style:style style:name="P46" style:family="paragraph" style:parent-style-name="Table_20_Contents">
      <style:text-properties officeooo:rsid="003c6433" officeooo:paragraph-rsid="003c6433"/>
    </style:style>
    <style:style style:name="P47" style:family="paragraph" style:parent-style-name="Table_20_Contents">
      <style:text-properties officeooo:rsid="003cf525" officeooo:paragraph-rsid="003cf525"/>
    </style:style>
    <style:style style:name="P48" style:family="paragraph" style:parent-style-name="Table_20_Contents">
      <style:text-properties officeooo:rsid="003de2fb" officeooo:paragraph-rsid="003de2fb"/>
    </style:style>
    <style:style style:name="P49" style:family="paragraph" style:parent-style-name="Table_20_Contents">
      <style:text-properties officeooo:rsid="003e3484" officeooo:paragraph-rsid="003e3484"/>
    </style:style>
    <style:style style:name="P50" style:family="paragraph" style:parent-style-name="Table_20_Contents">
      <style:text-properties officeooo:rsid="003e590d" officeooo:paragraph-rsid="003e590d"/>
    </style:style>
    <style:style style:name="P51" style:family="paragraph" style:parent-style-name="Table_20_Contents">
      <style:text-properties officeooo:rsid="003fcda6" officeooo:paragraph-rsid="003fcda6"/>
    </style:style>
    <style:style style:name="P52" style:family="paragraph" style:parent-style-name="Table_20_Contents">
      <style:text-properties officeooo:rsid="0041b6bb" officeooo:paragraph-rsid="0041b6bb"/>
    </style:style>
    <style:style style:name="P53" style:family="paragraph" style:parent-style-name="Table_20_Contents">
      <style:text-properties officeooo:rsid="0042e2b0" officeooo:paragraph-rsid="0042e2b0"/>
    </style:style>
    <style:style style:name="P54" style:family="paragraph" style:parent-style-name="Table_20_Contents">
      <style:text-properties officeooo:rsid="0043e98f" officeooo:paragraph-rsid="0043e98f"/>
    </style:style>
    <style:style style:name="P55" style:family="paragraph" style:parent-style-name="Table_20_Contents">
      <style:text-properties officeooo:rsid="0045688d" officeooo:paragraph-rsid="0045688d"/>
    </style:style>
    <style:style style:name="P56" style:family="paragraph" style:parent-style-name="Table_20_Contents">
      <style:text-properties officeooo:rsid="0045d648" officeooo:paragraph-rsid="0045d648"/>
    </style:style>
    <style:style style:name="P57" style:family="paragraph" style:parent-style-name="Table_20_Contents">
      <style:text-properties officeooo:rsid="0046bc8e" officeooo:paragraph-rsid="0046bc8e"/>
    </style:style>
    <style:style style:name="P58" style:family="paragraph" style:parent-style-name="Table_20_Contents">
      <style:text-properties officeooo:rsid="00472f1d" officeooo:paragraph-rsid="00472f1d"/>
    </style:style>
    <style:style style:name="P59" style:family="paragraph" style:parent-style-name="Table_20_Contents">
      <style:text-properties officeooo:rsid="00474cc6" officeooo:paragraph-rsid="00474cc6"/>
    </style:style>
    <style:style style:name="P60" style:family="paragraph" style:parent-style-name="Table_20_Contents">
      <style:text-properties officeooo:rsid="0048cfd5" officeooo:paragraph-rsid="0048cfd5"/>
    </style:style>
    <style:style style:name="P61" style:family="paragraph" style:parent-style-name="Table_20_Contents">
      <style:text-properties officeooo:rsid="0049f883" officeooo:paragraph-rsid="0049f883"/>
    </style:style>
    <style:style style:name="P62" style:family="paragraph" style:parent-style-name="Table_20_Contents">
      <style:text-properties officeooo:rsid="004bf1bd" officeooo:paragraph-rsid="004bf1bd"/>
    </style:style>
    <style:style style:name="P63" style:family="paragraph" style:parent-style-name="Table_20_Contents">
      <style:text-properties officeooo:rsid="004cde15" officeooo:paragraph-rsid="004cde15"/>
    </style:style>
    <style:style style:name="P64" style:family="paragraph" style:parent-style-name="Table_20_Contents">
      <style:text-properties officeooo:rsid="004cf1a7" officeooo:paragraph-rsid="004cf1a7"/>
    </style:style>
    <style:style style:name="P65" style:family="paragraph" style:parent-style-name="Table_20_Contents">
      <style:text-properties officeooo:rsid="004df04a" officeooo:paragraph-rsid="004df04a"/>
    </style:style>
    <style:style style:name="P66" style:family="paragraph" style:parent-style-name="Table_20_Contents">
      <style:text-properties officeooo:rsid="004e073d" officeooo:paragraph-rsid="004e073d"/>
    </style:style>
    <style:style style:name="P67" style:family="paragraph" style:parent-style-name="Table_20_Contents">
      <style:text-properties officeooo:rsid="004f8563" officeooo:paragraph-rsid="004f8563"/>
    </style:style>
    <style:style style:name="P68" style:family="paragraph" style:parent-style-name="Table_20_Contents">
      <style:text-properties officeooo:rsid="00507f5f" officeooo:paragraph-rsid="00507f5f"/>
    </style:style>
    <style:style style:name="P69" style:family="paragraph" style:parent-style-name="Table_20_Contents">
      <style:text-properties officeooo:rsid="00523c58" officeooo:paragraph-rsid="00523c58"/>
    </style:style>
    <style:style style:name="P70" style:family="paragraph" style:parent-style-name="Table_20_Contents">
      <style:text-properties officeooo:rsid="005264da" officeooo:paragraph-rsid="005264da"/>
    </style:style>
    <style:style style:name="P71" style:family="paragraph" style:parent-style-name="Table_20_Contents">
      <style:text-properties officeooo:rsid="00537df8" officeooo:paragraph-rsid="00537df8"/>
    </style:style>
    <style:style style:name="P72" style:family="paragraph" style:parent-style-name="Table_20_Contents">
      <style:text-properties officeooo:rsid="005546b2" officeooo:paragraph-rsid="005546b2"/>
    </style:style>
    <style:style style:name="P73" style:family="paragraph" style:parent-style-name="Table_20_Contents">
      <style:text-properties officeooo:rsid="0056e486" officeooo:paragraph-rsid="0056e486"/>
    </style:style>
    <style:style style:name="P74" style:family="paragraph" style:parent-style-name="Table_20_Contents">
      <style:text-properties officeooo:rsid="0057e7ca" officeooo:paragraph-rsid="0057e7ca"/>
    </style:style>
    <style:style style:name="P75" style:family="paragraph" style:parent-style-name="Table_20_Contents">
      <style:text-properties officeooo:rsid="00584394" officeooo:paragraph-rsid="00584394"/>
    </style:style>
    <style:style style:name="P76" style:family="paragraph" style:parent-style-name="Table_20_Contents">
      <style:text-properties officeooo:rsid="0058d31b" officeooo:paragraph-rsid="0058d31b"/>
    </style:style>
    <style:style style:name="P77" style:family="paragraph" style:parent-style-name="Table_20_Contents">
      <style:text-properties officeooo:rsid="005c274b" officeooo:paragraph-rsid="005c274b"/>
    </style:style>
    <style:style style:name="P78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79" style:family="paragraph" style:parent-style-name="Table_20_Contents">
      <style:text-properties officeooo:rsid="005c84d0" officeooo:paragraph-rsid="005c84d0"/>
    </style:style>
    <style:style style:name="P80" style:family="paragraph" style:parent-style-name="Table_20_Contents">
      <style:text-properties officeooo:rsid="005e8234" officeooo:paragraph-rsid="005e8234"/>
    </style:style>
    <style:style style:name="P81" style:family="paragraph" style:parent-style-name="Table_20_Contents">
      <style:text-properties officeooo:rsid="006071d2" officeooo:paragraph-rsid="006071d2"/>
    </style:style>
    <style:style style:name="P82" style:family="paragraph" style:parent-style-name="Table_20_Contents">
      <style:text-properties officeooo:rsid="0060afb5" officeooo:paragraph-rsid="0060afb5"/>
    </style:style>
    <style:style style:name="P83" style:family="paragraph" style:parent-style-name="Table_20_Contents">
      <style:text-properties officeooo:rsid="00610f0b" officeooo:paragraph-rsid="00610f0b"/>
    </style:style>
    <style:style style:name="P84" style:family="paragraph" style:parent-style-name="Table_20_Contents">
      <style:text-properties officeooo:rsid="006124e2" officeooo:paragraph-rsid="006124e2"/>
    </style:style>
    <style:style style:name="P85" style:family="paragraph" style:parent-style-name="Table_20_Contents">
      <style:text-properties officeooo:rsid="0062cee5" officeooo:paragraph-rsid="0062cee5"/>
    </style:style>
    <style:style style:name="P86" style:family="paragraph" style:parent-style-name="Table_20_Contents">
      <style:text-properties officeooo:rsid="0063770a" officeooo:paragraph-rsid="0063770a"/>
    </style:style>
    <style:style style:name="P87" style:family="paragraph" style:parent-style-name="Table_20_Contents">
      <style:text-properties officeooo:rsid="00638aea" officeooo:paragraph-rsid="00638aea"/>
    </style:style>
    <style:style style:name="P88" style:family="paragraph" style:parent-style-name="Table_20_Contents">
      <style:text-properties officeooo:rsid="006419ed" officeooo:paragraph-rsid="006419ed"/>
    </style:style>
    <style:style style:name="P89" style:family="paragraph" style:parent-style-name="Table_20_Contents">
      <style:text-properties officeooo:rsid="0064879a" officeooo:paragraph-rsid="0064879a"/>
    </style:style>
    <style:style style:name="P90" style:family="paragraph" style:parent-style-name="Table_20_Contents">
      <style:text-properties officeooo:rsid="0065451c" officeooo:paragraph-rsid="0065451c"/>
    </style:style>
    <style:style style:name="P91" style:family="paragraph" style:parent-style-name="Table_20_Contents">
      <style:text-properties officeooo:rsid="00665184" officeooo:paragraph-rsid="00665184"/>
    </style:style>
    <style:style style:name="P92" style:family="paragraph" style:parent-style-name="Table_20_Contents">
      <style:text-properties officeooo:rsid="0067ee95" officeooo:paragraph-rsid="0067ee95"/>
    </style:style>
    <style:style style:name="P93" style:family="paragraph" style:parent-style-name="Table_20_Contents">
      <style:text-properties officeooo:rsid="00686e7d" officeooo:paragraph-rsid="00686e7d"/>
    </style:style>
    <style:style style:name="P94" style:family="paragraph" style:parent-style-name="Table_20_Contents">
      <style:text-properties officeooo:rsid="006953c2" officeooo:paragraph-rsid="006953c2"/>
    </style:style>
    <style:style style:name="P95" style:family="paragraph" style:parent-style-name="Table_20_Contents">
      <style:text-properties officeooo:rsid="006a1e53" officeooo:paragraph-rsid="006a1e53"/>
    </style:style>
    <style:style style:name="P96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7" style:family="paragraph" style:parent-style-name="Table_20_Contents">
      <style:text-properties officeooo:rsid="006a2230" officeooo:paragraph-rsid="006a2230"/>
    </style:style>
    <style:style style:name="P98" style:family="paragraph" style:parent-style-name="Table_20_Contents">
      <style:text-properties officeooo:rsid="006a2376" officeooo:paragraph-rsid="006a2376"/>
    </style:style>
    <style:style style:name="P99" style:family="paragraph" style:parent-style-name="Table_20_Contents">
      <style:text-properties officeooo:rsid="006a479e" officeooo:paragraph-rsid="006a479e"/>
    </style:style>
    <style:style style:name="P100" style:family="paragraph" style:parent-style-name="Table_20_Contents">
      <style:text-properties officeooo:rsid="006aa1e3" officeooo:paragraph-rsid="006aa1e3"/>
    </style:style>
    <style:style style:name="P101" style:family="paragraph" style:parent-style-name="Table_20_Contents">
      <style:text-properties officeooo:rsid="006bff25" officeooo:paragraph-rsid="006bff25"/>
    </style:style>
    <style:style style:name="P102" style:family="paragraph" style:parent-style-name="Table_20_Contents">
      <style:text-properties officeooo:rsid="006c249d" officeooo:paragraph-rsid="006c249d"/>
    </style:style>
    <style:style style:name="P103" style:family="paragraph" style:parent-style-name="Table_20_Contents">
      <style:text-properties officeooo:rsid="006daf62" officeooo:paragraph-rsid="006daf62"/>
    </style:style>
    <style:style style:name="P104" style:family="paragraph" style:parent-style-name="Table_20_Contents">
      <style:text-properties officeooo:rsid="006f419e" officeooo:paragraph-rsid="006f419e"/>
    </style:style>
    <style:style style:name="P105" style:family="paragraph" style:parent-style-name="Table_20_Contents">
      <style:text-properties officeooo:rsid="006f4971" officeooo:paragraph-rsid="006f4971"/>
    </style:style>
    <style:style style:name="P106" style:family="paragraph" style:parent-style-name="Table_20_Contents">
      <style:text-properties officeooo:rsid="007092fc" officeooo:paragraph-rsid="007092fc"/>
    </style:style>
    <style:style style:name="P107" style:family="paragraph" style:parent-style-name="Table_20_Contents">
      <style:text-properties officeooo:rsid="00715c67" officeooo:paragraph-rsid="00715c67"/>
    </style:style>
    <style:style style:name="P108" style:family="paragraph" style:parent-style-name="Table_20_Contents">
      <style:text-properties officeooo:rsid="0071c1a0" officeooo:paragraph-rsid="0071c1a0"/>
    </style:style>
    <style:style style:name="P109" style:family="paragraph" style:parent-style-name="Table_20_Contents">
      <style:text-properties officeooo:rsid="0072cb73" officeooo:paragraph-rsid="0072cb73"/>
    </style:style>
    <style:style style:name="P110" style:family="paragraph" style:parent-style-name="Table_20_Contents">
      <style:text-properties officeooo:rsid="0073263e" officeooo:paragraph-rsid="0073263e"/>
    </style:style>
    <style:style style:name="P111" style:family="paragraph" style:parent-style-name="Table_20_Contents">
      <style:text-properties officeooo:rsid="00752395" officeooo:paragraph-rsid="00752395"/>
    </style:style>
    <style:style style:name="P112" style:family="paragraph" style:parent-style-name="Table_20_Contents">
      <style:text-properties officeooo:rsid="0075c097" officeooo:paragraph-rsid="0075c097"/>
    </style:style>
    <style:style style:name="P113" style:family="paragraph" style:parent-style-name="Table_20_Contents">
      <style:text-properties officeooo:rsid="0075e0b9" officeooo:paragraph-rsid="0075e0b9"/>
    </style:style>
    <style:style style:name="P114" style:family="paragraph" style:parent-style-name="Table_20_Contents">
      <style:text-properties officeooo:rsid="0075e4b1" officeooo:paragraph-rsid="0075e4b1"/>
    </style:style>
    <style:style style:name="P115" style:family="paragraph" style:parent-style-name="Table_20_Contents">
      <style:text-properties officeooo:rsid="0077ace9" officeooo:paragraph-rsid="0077ace9"/>
    </style:style>
    <style:style style:name="P116" style:family="paragraph" style:parent-style-name="Table_20_Contents">
      <style:text-properties officeooo:rsid="0077ebc7" officeooo:paragraph-rsid="0077ebc7"/>
    </style:style>
    <style:style style:name="P117" style:family="paragraph" style:parent-style-name="Table_20_Contents">
      <style:text-properties officeooo:rsid="00791bca" officeooo:paragraph-rsid="00791bca"/>
    </style:style>
    <style:style style:name="P118" style:family="paragraph" style:parent-style-name="Table_20_Contents">
      <style:text-properties officeooo:rsid="007ab412" officeooo:paragraph-rsid="007ab412"/>
    </style:style>
    <style:style style:name="P119" style:family="paragraph" style:parent-style-name="Table_20_Contents">
      <style:text-properties officeooo:rsid="007bcb5d" officeooo:paragraph-rsid="007bcb5d"/>
    </style:style>
    <style:style style:name="P120" style:family="paragraph" style:parent-style-name="Table_20_Contents">
      <style:text-properties officeooo:rsid="007d6291" officeooo:paragraph-rsid="007d6291"/>
    </style:style>
    <style:style style:name="P121" style:family="paragraph" style:parent-style-name="Table_20_Contents">
      <style:text-properties officeooo:rsid="007d7e6f" officeooo:paragraph-rsid="007d7e6f"/>
    </style:style>
    <style:style style:name="P122" style:family="paragraph" style:parent-style-name="Table_20_Contents">
      <style:text-properties officeooo:rsid="007ecdbe" officeooo:paragraph-rsid="007ecdbe"/>
    </style:style>
    <style:style style:name="P123" style:family="paragraph" style:parent-style-name="Table_20_Contents">
      <style:text-properties officeooo:rsid="007fdff7" officeooo:paragraph-rsid="007fdff7"/>
    </style:style>
    <style:style style:name="P124" style:family="paragraph" style:parent-style-name="Table_20_Contents">
      <style:text-properties officeooo:rsid="008065b6" officeooo:paragraph-rsid="008065b6"/>
    </style:style>
    <style:style style:name="P125" style:family="paragraph" style:parent-style-name="Footnote">
      <style:text-properties officeooo:rsid="000b161d" officeooo:paragraph-rsid="000b161d"/>
    </style:style>
    <style:style style:name="P126" style:family="paragraph" style:parent-style-name="Table_20_Heading">
      <style:text-properties officeooo:rsid="00084874" officeooo:paragraph-rsid="00084874"/>
    </style:style>
    <style:style style:name="P127" style:family="paragraph" style:parent-style-name="Table_20_Heading">
      <style:text-properties officeooo:rsid="00084874" officeooo:paragraph-rsid="00533014"/>
    </style:style>
    <style:style style:name="P128" style:family="paragraph" style:parent-style-name="Table_20_Heading">
      <style:text-properties officeooo:rsid="00098c23" officeooo:paragraph-rsid="00098c23"/>
    </style:style>
    <style:style style:name="P129" style:family="paragraph" style:parent-style-name="Table_20_Heading">
      <style:text-properties officeooo:rsid="00098c23" officeooo:paragraph-rsid="00533014"/>
    </style:style>
    <style:style style:name="P130" style:family="paragraph" style:parent-style-name="Table_20_Heading">
      <style:text-properties officeooo:rsid="0016f893" officeooo:paragraph-rsid="0016f893"/>
    </style:style>
    <style:style style:name="P131" style:family="paragraph" style:parent-style-name="Table_20_Heading">
      <style:text-properties officeooo:rsid="0016f893" officeooo:paragraph-rsid="00533014"/>
    </style:style>
    <style:style style:name="P132" style:family="paragraph" style:parent-style-name="Table_20_Contents">
      <style:text-properties officeooo:rsid="0081f102" officeooo:paragraph-rsid="0081f102"/>
    </style:style>
    <style:style style:name="P133" style:family="paragraph" style:parent-style-name="Table_20_Contents">
      <style:text-properties officeooo:rsid="008357aa" officeooo:paragraph-rsid="008357aa"/>
    </style:style>
    <style:style style:name="P134" style:family="paragraph" style:parent-style-name="Table_20_Contents">
      <style:text-properties officeooo:rsid="0084edf6" officeooo:paragraph-rsid="0084edf6"/>
    </style:style>
    <style:style style:name="P135" style:family="paragraph" style:parent-style-name="Table_20_Contents">
      <style:text-properties officeooo:rsid="0085b835" officeooo:paragraph-rsid="0085b835"/>
    </style:style>
    <style:style style:name="P136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6f8a2"/>
    </style:style>
    <style:style style:name="T18" style:family="text">
      <style:text-properties officeooo:rsid="002b0878"/>
    </style:style>
    <style:style style:name="T19" style:family="text">
      <style:text-properties officeooo:rsid="0043e98f"/>
    </style:style>
    <style:style style:name="T20" style:family="text">
      <style:text-properties officeooo:rsid="004cde15"/>
    </style:style>
    <style:style style:name="T21" style:family="text">
      <style:text-properties officeooo:rsid="00533014"/>
    </style:style>
    <style:style style:name="T22" style:family="text">
      <style:text-properties officeooo:rsid="0056dea0"/>
    </style:style>
    <style:style style:name="T23" style:family="text">
      <style:text-properties officeooo:rsid="005c274b"/>
    </style:style>
    <style:style style:name="T24" style:family="text">
      <style:text-properties officeooo:rsid="006c24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6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30">Package</text:p>
            </table:table-cell>
            <table:table-cell table:style-name="Tableau1.B1" office:value-type="string">
              <text:p text:style-name="P128">Version<text:note text:id="ftn1" text:note-class="footnote"><text:note-citation>1</text:note-citation><text:note-body><text:p text:style-name="P125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26">Source</text:p>
            </table:table-cell>
            <table:table-cell table:style-name="Tableau1.D1" office:value-type="string">
              <text:p text:style-name="P126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1">20150204 / 20150204 / -</text:p>
          </table:table-cell>
          <table:table-cell table:style-name="Tableau1.C3" office:value-type="string">
            <text:p text:style-name="P22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3">1.0 (none)</text:p>
          </table:table-cell>
          <table:table-cell table:style-name="Tableau1.C4" office:value-type="string">
            <text:p text:style-name="P23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3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3">2.5 / 2.3 / 2.7</text:p>
          </table:table-cell>
          <table:table-cell table:style-name="Tableau1.C5" office:value-type="string">
            <text:p text:style-name="P23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3">Upgrade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5">2.22.7 / 2.22.7 / 2.22.7</text:p>
          </table:table-cell>
          <table:table-cell table:style-name="Tableau1.C6" office:value-type="string">
            <text:p text:style-name="P25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5">3.4.2 / 3.3.4 / 3.6.2</text:p>
          </table:table-cell>
          <table:table-cell table:style-name="Tableau1.C7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5">Upgrade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5">3.4.2 / 3.3.4 / 3.6.2</text:p>
          </table:table-cell>
          <table:table-cell table:style-name="Tableau1.C8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Table_20_Contents">U<text:span text:style-name="T17">pgrade.</text:span>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4">2.0.6 / 2.1.0 / 2.1.0</text:p>
          </table:table-cell>
          <table:table-cell table:style-name="Tableau1.C9" office:value-type="string">
            <text:p text:style-name="P24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4">Upgrade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6">3.2.1 / 3.2.1 / 3.2.1</text:p>
          </table:table-cell>
          <table:table-cell table:style-name="Tableau1.C10" office:value-type="string">
            <text:p text:style-name="P26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6">3.11.4 / 3.12.1 / 3.12.1</text:p>
          </table:table-cell>
          <table:table-cell table:style-name="Tableau1.C11" office:value-type="string">
            <text:p text:style-name="P26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6">Upgrade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7">1.10.0 / 1.10.0 / -</text:p>
          </table:table-cell>
          <table:table-cell table:style-name="Tableau1.C12" office:value-type="string">
            <text:p text:style-name="P27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7">0.3.2 / 1.2.2 / 1.2.2</text:p>
          </table:table-cell>
          <table:table-cell table:style-name="Tableau1.C13" office:value-type="string">
            <text:p text:style-name="P27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7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7">1.4 / 1.4 / 1.4</text:p>
          </table:table-cell>
          <table:table-cell table:style-name="Tableau1.C14" office:value-type="string">
            <text:p text:style-name="P27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7">4.0 / 4.0 / 6.0.3</text:p>
          </table:table-cell>
          <table:table-cell table:style-name="Tableau1.C15" office:value-type="string">
            <text:p text:style-name="P27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27">Upgrade ?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8">9.0 / 1.9.0 / 1.9.0</text:span></text:p>
          </table:table-cell>
          <table:table-cell table:style-name="Tableau1.C16" office:value-type="string">
            <text:p text:style-name="P28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8">5.6.2 / 5.6.2 / 5.6.2</text:p>
          </table:table-cell>
          <table:table-cell table:style-name="Tableau1.C17" office:value-type="string">
            <text:p text:style-name="P28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4">20141217 / 0.5 / 0.5</text:p>
          </table:table-cell>
          <table:table-cell table:style-name="Tableau1.C18" office:value-type="string">
            <text:p text:style-name="P24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28">Rebuild with proper version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8">1.0 (none)</text:p>
          </table:table-cell>
          <table:table-cell table:style-name="Tableau1.C19" office:value-type="string">
            <text:p text:style-name="P28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9">3.12.2 / 3.12.2 / -</text:p>
          </table:table-cell>
          <table:table-cell table:style-name="Tableau1.C20" office:value-type="string">
            <text:p text:style-name="P29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2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2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30">1.28 / 1.28 / 1.28</text:p>
          </table:table-cell>
          <table:table-cell table:style-name="Tableau1.C22" office:value-type="string">
            <text:p text:style-name="P30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30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30">2.7 / 2.7 / 2.7</text:p>
          </table:table-cell>
          <table:table-cell table:style-name="Tableau1.C23" office:value-type="string">
            <text:p text:style-name="P30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30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1">2.1.5 / 2.6.3 / 2.7.1</text:p>
          </table:table-cell>
          <table:table-cell table:style-name="Tableau1.C24" office:value-type="string">
            <text:p text:style-name="P31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1">Upgrade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2">2.0.9 / 2.0.10 / 2.0.10</text:p>
          </table:table-cell>
          <table:table-cell table:style-name="Tableau1.C25" office:value-type="string">
            <text:p text:style-name="P32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2">Upgrade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3">11.2.202.457 / 11.2.202.466 / -</text:p>
          </table:table-cell>
          <table:table-cell table:style-name="Tableau1.C26" office:value-type="string">
            <text:p text:style-name="P33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3">Upgrade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3">1.4 / 1.4 / 1.4</text:p>
          </table:table-cell>
          <table:table-cell table:style-name="Tableau1.C27" office:value-type="string">
            <text:p text:style-name="P33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alculator</text:p>
          </table:table-cell>
          <table:table-cell table:style-name="Tableau1.B28" office:value-type="string">
            <text:p text:style-name="P33">2.1.3 / 2.1.3 / 2.1.3</text:p>
          </table:table-cell>
          <table:table-cell table:style-name="Tableau1.C28" office:value-type="string">
            <text:p text:style-name="P33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2">OK</text:span>. <text:span text:style-name="T22">Latest requires GTK3 ≥ 3.14.0.</text:span></text:p>
          </table:table-cell>
        </table:table-row>
        <table:table-row>
          <table:table-cell table:style-name="Tableau1.A77" office:value-type="string">
            <text:p text:style-name="P3">gdm</text:p>
          </table:table-cell>
          <table:table-cell table:style-name="Tableau1.B30" office:value-type="string">
            <text:p text:style-name="P34">2.20.11 / 2.20.11 / -</text:p>
          </table:table-cell>
          <table:table-cell table:style-name="Tableau1.C30" office:value-type="string">
            <text:p text:style-name="P34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libmm</text:p>
          </table:table-cell>
          <table:table-cell table:style-name="Tableau1.B31" office:value-type="string">
            <text:p text:style-name="P34">2.36.2 / 2.36.2 / -</text:p>
          </table:table-cell>
          <table:table-cell table:style-name="Tableau1.C31" office:value-type="string">
            <text:p text:style-name="P34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mtk</text:p>
          </table:table-cell>
          <table:table-cell table:style-name="Tableau1.B32" office:value-type="string">
            <text:p text:style-name="P34">1.0.8 / 1.0.8 / 1.0.8</text:p>
          </table:table-cell>
          <table:table-cell table:style-name="Tableau1.C32" office:value-type="string">
            <text:p text:style-name="P34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nome-mplayer</text:p>
          </table:table-cell>
          <table:table-cell table:style-name="Tableau1.B33" office:value-type="string">
            <text:p text:style-name="P34">1.0.8 / 1.0.8 / 1.0.8</text:p>
          </table:table-cell>
          <table:table-cell table:style-name="Tableau1.C33" office:value-type="string">
            <text:p text:style-name="P34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note</text:p>
          </table:table-cell>
          <table:table-cell table:style-name="Tableau1.B34" office:value-type="string">
            <text:p text:style-name="P35">0.8.4 / - / 3.16.1</text:p>
          </table:table-cell>
          <table:table-cell table:style-name="Tableau1.C34" office:value-type="string">
            <text:p text:style-name="P35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5">This version seems to work best.</text:p>
          </table:table-cell>
        </table:table-row>
        <table:table-row>
          <table:table-cell table:style-name="Tableau1.A77" office:value-type="string">
            <text:p text:style-name="P3">goocanvas</text:p>
          </table:table-cell>
          <table:table-cell table:style-name="Tableau1.B35" office:value-type="string">
            <text:p text:style-name="P35">0.15 / 0.15 / -</text:p>
          </table:table-cell>
          <table:table-cell table:style-name="Tableau1.C35" office:value-type="string">
            <text:p text:style-name="P35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5">OK.</text:p>
          </table:table-cell>
        </table:table-row>
        <table:table-row>
          <table:table-cell table:style-name="Tableau1.A77" office:value-type="string">
            <text:p text:style-name="P3">google-droid-fonts</text:p>
          </table:table-cell>
          <table:table-cell table:style-name="Tableau1.B36" office:value-type="string">
            <text:p text:style-name="P35">20100409 / 20141010 / -</text:p>
          </table:table-cell>
          <table:table-cell table:style-name="Tableau1.C36" office:value-type="string">
            <text:p text:style-name="P35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5">Droid Sans missing in later versions.</text:p>
          </table:table-cell>
        </table:table-row>
        <table:table-row>
          <table:table-cell table:style-name="Tableau1.A77" office:value-type="string">
            <text:p text:style-name="P3">gsl</text:p>
          </table:table-cell>
          <table:table-cell table:style-name="Tableau1.B37" office:value-type="string">
            <text:p text:style-name="P36">1.16 / 1.16 / 1.16</text:p>
          </table:table-cell>
          <table:table-cell table:style-name="Tableau1.C37" office:value-type="string">
            <text:p text:style-name="P36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ffmpeg</text:p>
          </table:table-cell>
          <table:table-cell table:style-name="Tableau1.B38" office:value-type="string">
            <text:p text:style-name="P37">0.10.13 / 0.10.13 / -</text:p>
          </table:table-cell>
          <table:table-cell table:style-name="Tableau1.C38" office:value-type="string">
            <text:p text:style-name="P37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-plugins-bad</text:p>
          </table:table-cell>
          <table:table-cell table:style-name="Tableau1.B39" office:value-type="string">
            <text:p text:style-name="P37">0.10.23 / 0.10.23 / -</text:p>
          </table:table-cell>
          <table:table-cell table:style-name="Tableau1.C39" office:value-type="string">
            <text:p text:style-name="P37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-plugins-ugly</text:p>
          </table:table-cell>
          <table:table-cell table:style-name="Tableau1.B40" office:value-type="string">
            <text:p text:style-name="P37">0.10.19 / 0.10.19 / -</text:p>
          </table:table-cell>
          <table:table-cell table:style-name="Tableau1.C40" office:value-type="string">
            <text:p text:style-name="P37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1-libav</text:p>
          </table:table-cell>
          <table:table-cell table:style-name="Tableau1.B41" office:value-type="string">
            <text:p text:style-name="P37">1.4.1 / 1.4.5 / -</text:p>
          </table:table-cell>
          <table:table-cell table:style-name="Tableau1.C41" office:value-type="string">
            <text:p text:style-name="P37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bad</text:p>
          </table:table-cell>
          <table:table-cell table:style-name="Tableau1.B42" office:value-type="string">
            <text:p text:style-name="P37">1.4.1 / 1.4.5 / -</text:p>
          </table:table-cell>
          <table:table-cell table:style-name="Tableau1.C42" office:value-type="string">
            <text:p text:style-name="P37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base</text:p>
          </table:table-cell>
          <table:table-cell table:style-name="Tableau1.B43" office:value-type="string">
            <text:p text:style-name="P37">1.4.1 / 1.4.5 / -</text:p>
          </table:table-cell>
          <table:table-cell table:style-name="Tableau1.C43" office:value-type="string">
            <text:p text:style-name="P37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good</text:p>
          </table:table-cell>
          <table:table-cell table:style-name="Tableau1.B44" office:value-type="string">
            <text:p text:style-name="P38">1.4.1 / 1.4.5 / -</text:p>
          </table:table-cell>
          <table:table-cell table:style-name="Tableau1.C44" office:value-type="string">
            <text:p text:style-name="P38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8">Upgrade.</text:p>
          </table:table-cell>
        </table:table-row>
        <table:table-row>
          <table:table-cell table:style-name="Tableau1.A77" office:value-type="string">
            <text:p text:style-name="P3">gstreamer1</text:p>
          </table:table-cell>
          <table:table-cell table:style-name="Tableau1.B45" office:value-type="string">
            <text:p text:style-name="P39">1.4.1 / 1.4.5 / -</text:p>
          </table:table-cell>
          <table:table-cell table:style-name="Tableau1.C45" office:value-type="string">
            <text:p text:style-name="P39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9">Upgrade.</text:p>
          </table:table-cell>
        </table:table-row>
        <table:table-row>
          <table:table-cell table:style-name="Tableau1.A77" office:value-type="string">
            <text:p text:style-name="P3">gthumb</text:p>
          </table:table-cell>
          <table:table-cell table:style-name="Tableau1.B46" office:value-type="string">
            <text:p text:style-name="P40">3.2.9.1 / 3.2.8 / 3.4.0</text:p>
          </table:table-cell>
          <table:table-cell table:style-name="Tableau1.C46" office:value-type="string">
            <text:p text:style-name="P40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-engines</text:p>
          </table:table-cell>
          <table:table-cell table:style-name="Tableau1.B47" office:value-type="string">
            <text:p text:style-name="P41">2.20.2 / 2.20.2 / 2.20.2</text:p>
          </table:table-cell>
          <table:table-cell table:style-name="Tableau1.C47" office:value-type="string">
            <text:p text:style-name="P41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7" office:value-type="string">
            <text:p text:style-name="P3">gtkam</text:p>
          </table:table-cell>
          <table:table-cell table:style-name="Tableau1.B49" office:value-type="string">
            <text:p text:style-name="P41">0.2.0 / 0.2.0 / 0.2.0</text:p>
          </table:table-cell>
          <table:table-cell table:style-name="Tableau1.C49" office:value-type="string">
            <text:p text:style-name="P41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gtkmm</text:p>
          </table:table-cell>
          <table:table-cell table:style-name="Tableau1.B50" office:value-type="string">
            <text:p text:style-name="P41">2.24.4 / 2.24.4 / 2.24.4</text:p>
          </table:table-cell>
          <table:table-cell table:style-name="Tableau1.C50" office:value-type="string">
            <text:p text:style-name="P41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1">OK.</text:p>
          </table:table-cell>
        </table:table-row>
        <text:soft-page-break/>
        <table:table-row>
          <table:table-cell table:style-name="Tableau1.A77" office:value-type="string">
            <text:p text:style-name="P3">gtkmm3</text:p>
          </table:table-cell>
          <table:table-cell table:style-name="Tableau1.B51" office:value-type="string">
            <text:p text:style-name="P41">3.8.1 / 3.8.1 / 3.8.1</text:p>
          </table:table-cell>
          <table:table-cell table:style-name="Tableau1.C51" office:value-type="string">
            <text:p text:style-name="P41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hoorex</text:p>
          </table:table-cell>
          <table:table-cell table:style-name="Tableau1.B52" office:value-type="string">
            <text:p text:style-name="Table_20_Contents">-</text:p>
          </table:table-cell>
          <table:table-cell table:style-name="Tableau1.C52" office:value-type="string">
            <text:p text:style-name="Table_20_Contents">-</text:p>
          </table:table-cell>
          <table:table-cell table:style-name="Tableau1.D52" office:value-type="string">
            <text:p text:style-name="P41">Remove.</text:p>
          </table:table-cell>
        </table:table-row>
        <table:table-row>
          <table:table-cell table:style-name="Tableau1.A77" office:value-type="string">
            <text:p text:style-name="P3">id3lib</text:p>
          </table:table-cell>
          <table:table-cell table:style-name="Tableau1.B53" office:value-type="string">
            <text:p text:style-name="P42">3.8.3 / 3.8.3 / 3.8.3</text:p>
          </table:table-cell>
          <table:table-cell table:style-name="Tableau1.C53" office:value-type="string">
            <text:p text:style-name="P42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3" office:value-type="string">
            <text:p text:style-name="P42">OK.</text:p>
          </table:table-cell>
        </table:table-row>
        <table:table-row>
          <table:table-cell table:style-name="Tableau1.A77" office:value-type="string">
            <text:p text:style-name="P3">imlib2</text:p>
          </table:table-cell>
          <table:table-cell table:style-name="Tableau1.B54" office:value-type="string">
            <text:p text:style-name="P42">1.4.6 / 1.4.7 / 1.4.7</text:p>
          </table:table-cell>
          <table:table-cell table:style-name="Tableau1.C54" office:value-type="string">
            <text:p text:style-name="P42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4" office:value-type="string">
            <text:p text:style-name="P42">Upgrade.</text:p>
          </table:table-cell>
        </table:table-row>
        <table:table-row>
          <table:table-cell table:style-name="Tableau1.A77" office:value-type="string">
            <text:p text:style-name="P3">inkscape</text:p>
          </table:table-cell>
          <table:table-cell table:style-name="Tableau1.B55" office:value-type="string">
            <text:p text:style-name="P42">0.48.5 / 0.91 / 0.91</text:p>
          </table:table-cell>
          <table:table-cell table:style-name="Tableau1.C55" office:value-type="string">
            <text:p text:style-name="P42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5" office:value-type="string">
            <text:p text:style-name="P42">Upgrade.</text:p>
          </table:table-cell>
        </table:table-row>
        <table:table-row>
          <table:table-cell table:style-name="Tableau1.A77" office:value-type="string">
            <text:p text:style-name="P3">jdk</text:p>
          </table:table-cell>
          <table:table-cell table:style-name="Tableau1.B56" office:value-type="string">
            <text:p text:style-name="P43">8u45 / 8u45 / 8u45</text:p>
          </table:table-cell>
          <table:table-cell table:style-name="Tableau1.C56" office:value-type="string">
            <text:p text:style-name="P43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77" office:value-type="string">
            <text:p text:style-name="P3">lame</text:p>
          </table:table-cell>
          <table:table-cell table:style-name="Tableau1.B57" office:value-type="string">
            <text:p text:style-name="P44">3.99.5 / 3.99.5 / 3.99.5</text:p>
          </table:table-cell>
          <table:table-cell table:style-name="Tableau1.C57" office:value-type="string">
            <text:p text:style-name="P44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77" office:value-type="string">
            <text:p text:style-name="P3">leafpad</text:p>
          </table:table-cell>
          <table:table-cell table:style-name="Tableau1.B58" office:value-type="string">
            <text:p text:style-name="P45">0.8.18.1 / 0.8.18.1 / 0.8.17 (?)</text:p>
          </table:table-cell>
          <table:table-cell table:style-name="Tableau1.C58" office:value-type="string">
            <text:p text:style-name="P45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8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burn</text:p>
          </table:table-cell>
          <table:table-cell table:style-name="Tableau1.B59" office:value-type="string">
            <text:p text:style-name="P45">1.3.8 / 1.4.0 / 1.4.0</text:p>
          </table:table-cell>
          <table:table-cell table:style-name="Tableau1.C59" office:value-type="string">
            <text:p text:style-name="P45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9" office:value-type="string">
            <text:p text:style-name="P45">Upgrade.</text:p>
          </table:table-cell>
        </table:table-row>
        <table:table-row>
          <table:table-cell table:style-name="Tableau1.A77" office:value-type="string">
            <text:p text:style-name="P3">libcdaudio</text:p>
          </table:table-cell>
          <table:table-cell table:style-name="Tableau1.B60" office:value-type="string">
            <text:p text:style-name="P46">0.99.12p2 / 0.99.12p2 / 0.99.12p2</text:p>
          </table:table-cell>
          <table:table-cell table:style-name="Tableau1.C60" office:value-type="string">
            <text:p text:style-name="P46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0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cuefile</text:p>
          </table:table-cell>
          <table:table-cell table:style-name="Tableau1.B61" office:value-type="string">
            <text:p text:style-name="P46">r475 / r475 / r475</text:p>
          </table:table-cell>
          <table:table-cell table:style-name="Tableau1.C61" office:value-type="string">
            <text:p text:style-name="P46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1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</text:p>
          </table:table-cell>
          <table:table-cell table:style-name="Tableau1.B62" office:value-type="string">
            <text:p text:style-name="P46">1.0.0 / 1.0.0 / 1.0.0</text:p>
          </table:table-cell>
          <table:table-cell table:style-name="Tableau1.C62" office:value-type="string">
            <text:p text:style-name="P46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2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dcss</text:p>
          </table:table-cell>
          <table:table-cell table:style-name="Tableau1.B63" office:value-type="string">
            <text:p text:style-name="P47">1.2.13 / 1.2.13 / 1.2.13</text:p>
          </table:table-cell>
          <table:table-cell table:style-name="Tableau1.C63" office:value-type="string">
            <text:p text:style-name="P47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3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dvdnav</text:p>
          </table:table-cell>
          <table:table-cell table:style-name="Tableau1.B64" office:value-type="string">
            <text:p text:style-name="P47">4.2.0 / 4.2.0 / 5.0.0</text:p>
          </table:table-cell>
          <table:table-cell table:style-name="Tableau1.C64" office:value-type="string">
            <text:p text:style-name="P47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4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exif-gtk</text:p>
          </table:table-cell>
          <table:table-cell table:style-name="Tableau1.B65" office:value-type="string">
            <text:p text:style-name="P47">0.3.5 / 0.3.5 / 0.4.0</text:p>
          </table:table-cell>
          <table:table-cell table:style-name="Tableau1.C65" office:value-type="string">
            <text:p text:style-name="P47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5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canvas</text:p>
          </table:table-cell>
          <table:table-cell table:style-name="Tableau1.B66" office:value-type="string">
            <text:p text:style-name="P47">2.30.3 / 2.30.3 / 2.30.3</text:p>
          </table:table-cell>
          <table:table-cell table:style-name="Tableau1.C66" office:value-type="string">
            <text:p text:style-name="P47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6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cups</text:p>
          </table:table-cell>
          <table:table-cell table:style-name="Tableau1.B67" office:value-type="string">
            <text:p text:style-name="P47">0.2.3 / 0.2.3 / 0.2.3</text:p>
          </table:table-cell>
          <table:table-cell table:style-name="Tableau1.C67" office:value-type="string">
            <text:p text:style-name="P47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print</text:p>
          </table:table-cell>
          <table:table-cell table:style-name="Tableau1.B68" office:value-type="string">
            <text:p text:style-name="P48">2.18.8 / 2.18.8 / 2.18.8</text:p>
          </table:table-cell>
          <table:table-cell table:style-name="Tableau1.C68" office:value-type="string">
            <text:p text:style-name="P48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8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gnomeprintui</text:p>
          </table:table-cell>
          <table:table-cell table:style-name="Tableau1.B69" office:value-type="string">
            <text:p text:style-name="P48">2.18.6 / 2.18.6 / 2.18.6</text:p>
          </table:table-cell>
          <table:table-cell table:style-name="Tableau1.C69" office:value-type="string">
            <text:p text:style-name="P48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9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isofs</text:p>
          </table:table-cell>
          <table:table-cell table:style-name="Tableau1.B70" office:value-type="string">
            <text:p text:style-name="P45">1.3.8 / 1.4.0 / 1.4.0</text:p>
          </table:table-cell>
          <table:table-cell table:style-name="Tableau1.C70" office:value-type="string">
            <text:p text:style-name="P45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70" office:value-type="string">
            <text:p text:style-name="P45">Upgrade.</text:p>
          </table:table-cell>
        </table:table-row>
        <table:table-row>
          <table:table-cell table:style-name="Tableau1.A77" office:value-type="string">
            <text:p text:style-name="P3">libmp4v2</text:p>
          </table:table-cell>
          <table:table-cell table:style-name="Tableau1.B71" office:value-type="string">
            <text:p text:style-name="P49">2.0.0 / 2.0.0 / 2.0.0</text:p>
          </table:table-cell>
          <table:table-cell table:style-name="Tableau1.C71" office:value-type="string">
            <text:p text:style-name="P49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1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mpeg2</text:p>
          </table:table-cell>
          <table:table-cell table:style-name="Tableau1.B72" office:value-type="string">
            <text:p text:style-name="P49">0.5.1 / 0.5.1 / 0.5.1</text:p>
          </table:table-cell>
          <table:table-cell table:style-name="Tableau1.C72" office:value-type="string">
            <text:p text:style-name="P49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2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openraw</text:p>
          </table:table-cell>
          <table:table-cell table:style-name="Tableau1.B73" office:value-type="string">
            <text:p text:style-name="P49">0.0.9 / 0.0.9 / 0.0.9</text:p>
          </table:table-cell>
          <table:table-cell table:style-name="Tableau1.C73" office:value-type="string">
            <text:p text:style-name="P50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3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quicktime</text:p>
          </table:table-cell>
          <table:table-cell table:style-name="Tableau1.B74" office:value-type="string">
            <text:p text:style-name="P50">1.2.4 / 1.2.4 / 1.2.4</text:p>
          </table:table-cell>
          <table:table-cell table:style-name="Tableau1.C74" office:value-type="string">
            <text:p text:style-name="P50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reoffice</text:p>
          </table:table-cell>
          <table:table-cell table:style-name="Tableau1.B75" office:value-type="string">
            <text:p text:style-name="P51">4.4.3 / 4.4.3 / 4.4.3</text:p>
          </table:table-cell>
          <table:table-cell table:style-name="Tableau1.C75" office:value-type="string">
            <text:p text:style-name="P51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5" office:value-type="string">
            <text:p text:style-name="P51">OK.</text:p>
          </table:table-cell>
        </table:table-row>
        <table:table-row>
          <table:table-cell table:style-name="Tableau1.A77" office:value-type="string">
            <text:p text:style-name="P3">libreoffice-helppack</text:p>
          </table:table-cell>
          <table:table-cell table:style-name="Tableau1.B76" office:value-type="string">
            <text:p text:style-name="P51">4.4.3 / 4.4.3 / 4.4.3</text:p>
          </table:table-cell>
          <table:table-cell table:style-name="Tableau1.C76" office:value-type="string">
            <text:p text:style-name="P51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6" office:value-type="string">
            <text:p text:style-name="P51">OK.</text:p>
          </table:table-cell>
        </table:table-row>
        <text:soft-page-break/>
        <table:table-row>
          <table:table-cell table:style-name="Tableau1.A77" office:value-type="string">
            <text:p text:style-name="P3">libreoffice-langpack</text:p>
          </table:table-cell>
          <table:table-cell table:style-name="Tableau1.B77" office:value-type="string">
            <text:p text:style-name="P51">4.4.3 / 4.4.3 / 4.4.3</text:p>
          </table:table-cell>
          <table:table-cell table:style-name="Tableau1.C77" office:value-type="string">
            <text:p text:style-name="P51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7" office:value-type="string">
            <text:p text:style-name="P51">OK.</text:p>
          </table:table-cell>
        </table:table-row>
        <table:table-row>
          <table:table-cell table:style-name="Tableau1.A117" office:value-type="string">
            <text:p text:style-name="P3">libsigc++</text:p>
          </table:table-cell>
          <table:table-cell table:style-name="Tableau1.B78" office:value-type="string">
            <text:p text:style-name="P52">2.2.11 / 2.2.11 / 2.2.11</text:p>
          </table:table-cell>
          <table:table-cell table:style-name="Tableau1.C78" office:value-type="string">
            <text:p text:style-name="P52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8" office:value-type="string">
            <text:p text:style-name="P52">OK.</text:p>
          </table:table-cell>
        </table:table-row>
        <table:table-row>
          <table:table-cell table:style-name="Tableau1.A117" office:value-type="string">
            <text:p text:style-name="P3">libunique</text:p>
          </table:table-cell>
          <table:table-cell table:style-name="Tableau1.B79" office:value-type="string">
            <text:p text:style-name="P52">1.1.6 / 1.1.6 / 1.1.6</text:p>
          </table:table-cell>
          <table:table-cell table:style-name="Tableau1.C79" office:value-type="string">
            <text:p text:style-name="P53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9" office:value-type="string">
            <text:p text:style-name="P53">OK.</text:p>
          </table:table-cell>
        </table:table-row>
        <table:table-row>
          <table:table-cell table:style-name="Tableau1.A117" office:value-type="string">
            <text:p text:style-name="P3">libupnp</text:p>
          </table:table-cell>
          <table:table-cell table:style-name="Tableau1.B80" office:value-type="string">
            <text:p text:style-name="P53">1.6.17 / 1.6.17 / <text:span text:style-name="T19">1.6.19</text:span></text:p>
          </table:table-cell>
          <table:table-cell table:style-name="Tableau1.C80" office:value-type="string">
            <text:p text:style-name="P54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80" office:value-type="string">
            <text:p text:style-name="P54">Upgrade.</text:p>
          </table:table-cell>
        </table:table-row>
        <table:table-row>
          <table:table-cell table:style-name="Tableau1.A117" office:value-type="string">
            <text:p text:style-name="P3">libxfce4ui</text:p>
          </table:table-cell>
          <table:table-cell table:style-name="Tableau1.B81" office:value-type="string">
            <text:p text:style-name="P7">4.12.1 / <text:span text:style-name="T12">4.10.0</text:span> / 4.12.1</text:p>
          </table:table-cell>
          <table:table-cell table:style-name="Tableau1.C81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ibxfce4util</text:p>
          </table:table-cell>
          <table:table-cell table:style-name="Tableau1.B82" office:value-type="string">
            <text:p text:style-name="P8">4.12.1 / <text:span text:style-name="T12">4.10.1</text:span> / 4.12.1</text:p>
          </table:table-cell>
          <table:table-cell table:style-name="Tableau1.C82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2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ua</text:p>
          </table:table-cell>
          <table:table-cell table:style-name="Tableau1.B83" office:value-type="string">
            <text:p text:style-name="P55">5.1.5 / 5.1.5 / 5.1.5</text:p>
          </table:table-cell>
          <table:table-cell table:style-name="Tableau1.C83" office:value-type="string">
            <text:p text:style-name="P55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3" office:value-type="string">
            <text:p text:style-name="P55">Stick with 5.1.x version.</text:p>
          </table:table-cell>
        </table:table-row>
        <table:table-row>
          <table:table-cell table:style-name="Tableau1.A117" office:value-type="string">
            <text:p text:style-name="P3">luna-wallpapers</text:p>
          </table:table-cell>
          <table:table-cell table:style-name="Tableau1.B84" office:value-type="string">
            <text:p text:style-name="P56">0.2 / 0.2 / 0.2</text:p>
          </table:table-cell>
          <table:table-cell table:style-name="Tableau1.C84" office:value-type="string">
            <text:p text:style-name="P56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4" office:value-type="string">
            <text:p text:style-name="P56">OK.</text:p>
          </table:table-cell>
        </table:table-row>
        <table:table-row>
          <table:table-cell table:style-name="Tableau1.A117" office:value-type="string">
            <text:p text:style-name="P3">lxml</text:p>
          </table:table-cell>
          <table:table-cell table:style-name="Tableau1.B85" office:value-type="string">
            <text:p text:style-name="P57">3.4.0 / 3.4.4 / 3.4.4</text:p>
          </table:table-cell>
          <table:table-cell table:style-name="Tableau1.C85" office:value-type="string">
            <text:p text:style-name="P57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5" office:value-type="string">
            <text:p text:style-name="P58">Upgrade.</text:p>
          </table:table-cell>
        </table:table-row>
        <table:table-row>
          <table:table-cell table:style-name="Tableau1.A117" office:value-type="string">
            <text:p text:style-name="P3">microlinux-wallpapers</text:p>
          </table:table-cell>
          <table:table-cell table:style-name="Tableau1.B86" office:value-type="string">
            <text:p text:style-name="P57">1.0 (none)</text:p>
          </table:table-cell>
          <table:table-cell table:style-name="Tableau1.C86" office:value-type="string">
            <text:p text:style-name="P57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6" office:value-type="string">
            <text:p text:style-name="P57">OK.</text:p>
          </table:table-cell>
        </table:table-row>
        <table:table-row>
          <table:table-cell table:style-name="Tableau1.A117" office:value-type="string">
            <text:p text:style-name="P3">mlt</text:p>
          </table:table-cell>
          <table:table-cell table:style-name="Tableau1.B87" office:value-type="string">
            <text:p text:style-name="P58">0.9.0 / 0.9.6 / 0.9.6</text:p>
          </table:table-cell>
          <table:table-cell table:style-name="Tableau1.C87" office:value-type="string">
            <text:p text:style-name="P58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7" office:value-type="string">
            <text:p text:style-name="P58">Upgrade.</text:p>
          </table:table-cell>
        </table:table-row>
        <table:table-row>
          <table:table-cell table:style-name="Tableau1.A117" office:value-type="string">
            <text:p text:style-name="P3">mm-common</text:p>
          </table:table-cell>
          <table:table-cell table:style-name="Tableau1.B88" office:value-type="string">
            <text:p text:style-name="P59">0.9.6 / 0.9.7 / 0.9.7</text:p>
          </table:table-cell>
          <table:table-cell table:style-name="Tableau1.C88" office:value-type="string">
            <text:p text:style-name="P59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8" office:value-type="string">
            <text:p text:style-name="P59">Upgrade.</text:p>
          </table:table-cell>
        </table:table-row>
        <table:table-row>
          <table:table-cell table:style-name="Tableau1.A117" office:value-type="string">
            <text:p text:style-name="P3">mozilla-firefox-langpack</text:p>
          </table:table-cell>
          <table:table-cell table:style-name="Tableau1.B89" office:value-type="string">
            <text:p text:style-name="P59">31.7.0 / - / 31.7.0</text:p>
          </table:table-cell>
          <table:table-cell table:style-name="Tableau1.C89" office:value-type="string">
            <text:p text:style-name="P59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9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ozilla-thunderbird-langpack</text:p>
          </table:table-cell>
          <table:table-cell table:style-name="Tableau1.B90" office:value-type="string">
            <text:p text:style-name="P59">31.7.0 / - / 31.7.0</text:p>
          </table:table-cell>
          <table:table-cell table:style-name="Tableau1.C90" office:value-type="string">
            <text:p text:style-name="P59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90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-codecs32</text:p>
          </table:table-cell>
          <table:table-cell table:style-name="Tableau1.B91" office:value-type="string">
            <text:p text:style-name="P60">20110131 / 20110131 / -</text:p>
          </table:table-cell>
          <table:table-cell table:style-name="Tableau1.C91" office:value-type="string">
            <text:p text:style-name="P60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1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player-codecs64</text:p>
          </table:table-cell>
          <table:table-cell table:style-name="Tableau1.B92" office:value-type="string">
            <text:p text:style-name="P60">20061022 / 20061022 / -</text:p>
          </table:table-cell>
          <table:table-cell table:style-name="Tableau1.C92" office:value-type="string">
            <text:p text:style-name="P60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2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Player</text:p>
          </table:table-cell>
          <table:table-cell table:style-name="Tableau1.B93" office:value-type="string">
            <text:p text:style-name="P61">1.1.1 / 1.1_20130819 / 1.1.1</text:p>
          </table:table-cell>
          <table:table-cell table:style-name="Tableau1.C93" office:value-type="string">
            <text:p text:style-name="P61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3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muParser</text:p>
          </table:table-cell>
          <table:table-cell table:style-name="Tableau1.B94" office:value-type="string">
            <text:p text:style-name="P61">2.2.3 / 2.2.4 / 2.2.4</text:p>
          </table:table-cell>
          <table:table-cell table:style-name="Tableau1.C94" office:value-type="string">
            <text:p text:style-name="P61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4" office:value-type="string">
            <text:p text:style-name="P61">Upgrade.</text:p>
          </table:table-cell>
        </table:table-row>
        <table:table-row>
          <table:table-cell table:style-name="Tableau1.A117" office:value-type="string">
            <text:p text:style-name="P3">numlockx</text:p>
          </table:table-cell>
          <table:table-cell table:style-name="Tableau1.B95" office:value-type="string">
            <text:p text:style-name="P61">1.2 / 1.2 / - </text:p>
          </table:table-cell>
          <table:table-cell table:style-name="Tableau1.C95" office:value-type="string">
            <text:p text:style-name="P61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5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numpy</text:p>
          </table:table-cell>
          <table:table-cell table:style-name="Tableau1.B96" office:value-type="string">
            <text:p text:style-name="P62">1.9.1 / 1.9.1 / -</text:p>
          </table:table-cell>
          <table:table-cell table:style-name="Tableau1.C96" office:value-type="string">
            <text:p text:style-name="P62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6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openshot</text:p>
          </table:table-cell>
          <table:table-cell table:style-name="Tableau1.B97" office:value-type="string">
            <text:p text:style-name="P62">1.4.3 / 1.4.3 / 1.4.3</text:p>
          </table:table-cell>
          <table:table-cell table:style-name="Tableau1.C97" office:value-type="string">
            <text:p text:style-name="P62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7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orage</text:p>
          </table:table-cell>
          <table:table-cell table:style-name="Tableau1.B98" office:value-type="string">
            <text:p text:style-name="P13">4.10.0 / <text:span text:style-name="T13">4.8.4</text:span> / 4.12.1</text:p>
          </table:table-cell>
          <table:table-cell table:style-name="Tableau1.C98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8" office:value-type="string">
            <text:p text:style-name="P13">Upgrade.</text:p>
          </table:table-cell>
        </table:table-row>
        <table:table-row>
          <table:table-cell table:style-name="Tableau1.A117" office:value-type="string">
            <text:p text:style-name="P3">orc</text:p>
          </table:table-cell>
          <table:table-cell table:style-name="Tableau1.B99" office:value-type="string">
            <text:p text:style-name="P63">0.4.22 / 0.4.23 / 0.4.24</text:p>
          </table:table-cell>
          <table:table-cell table:style-name="Tableau1.C99" office:value-type="string">
            <text:p text:style-name="P63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9" office:value-type="string">
            <text:p text:style-name="P63">Upgrade.</text:p>
          </table:table-cell>
        </table:table-row>
        <table:table-row>
          <table:table-cell table:style-name="Tableau1.A117" office:value-type="string">
            <text:p text:style-name="P3">p7zip</text:p>
          </table:table-cell>
          <table:table-cell table:style-name="Tableau1.B100" office:value-type="string">
            <text:p text:style-name="P63">9.20.1 / 9.20.1 / 9.38.1</text:p>
          </table:table-cell>
          <table:table-cell table:style-name="Tableau1.C100" office:value-type="string">
            <text:p text:style-name="P6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00" office:value-type="string">
            <text:p text:style-name="P63">Upgrade ?</text:p>
          </table:table-cell>
        </table:table-row>
        <table:table-row>
          <table:table-cell table:style-name="Tableau1.A117" office:value-type="string">
            <text:p text:style-name="P3">pangomm</text:p>
          </table:table-cell>
          <table:table-cell table:style-name="Tableau1.B101" office:value-type="string">
            <text:p text:style-name="Table_20_Contents">2.<text:span text:style-name="T20">34.0 / 2.34.0 / 2.34.0</text:span></text:p>
          </table:table-cell>
          <table:table-cell table:style-name="Tableau1.C101" office:value-type="string">
            <text:p text:style-name="P63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1" office:value-type="string">
            <text:p text:style-name="P63">OK.</text:p>
          </table:table-cell>
        </table:table-row>
        <table:table-row>
          <table:table-cell table:style-name="Tableau1.A117" office:value-type="string">
            <text:p text:style-name="P3">perl-extutils-depends</text:p>
          </table:table-cell>
          <table:table-cell table:style-name="Tableau1.B102" office:value-type="string">
            <text:p text:style-name="P63">0.402 / 0.404 / 0.404</text:p>
          </table:table-cell>
          <table:table-cell table:style-name="Tableau1.C102" office:value-type="string">
            <text:p text:style-name="P63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2" office:value-type="string">
            <text:p text:style-name="P63">Upgrade.</text:p>
          </table:table-cell>
        </table:table-row>
        <text:soft-page-break/>
        <table:table-row>
          <table:table-cell table:style-name="Tableau1.A117" office:value-type="string">
            <text:p text:style-name="P3">perl-extutils-pkgconfig</text:p>
          </table:table-cell>
          <table:table-cell table:style-name="Tableau1.B103" office:value-type="string">
            <text:p text:style-name="P63">1.15 / 1.15 / 1.15</text:p>
          </table:table-cell>
          <table:table-cell table:style-name="Tableau1.C103" office:value-type="string">
            <text:p text:style-name="P63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3" office:value-type="string">
            <text:p text:style-name="P63">OK.</text:p>
          </table:table-cell>
        </table:table-row>
        <table:table-row>
          <table:table-cell table:style-name="Tableau1.A117" office:value-type="string">
            <text:p text:style-name="P3">perl-glib</text:p>
          </table:table-cell>
          <table:table-cell table:style-name="Tableau1.B104" office:value-type="string">
            <text:p text:style-name="P64">1.306 / 1.307 / 1.307</text:p>
          </table:table-cell>
          <table:table-cell table:style-name="Tableau1.C104" office:value-type="string">
            <text:p text:style-name="P64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4" office:value-type="string">
            <text:p text:style-name="P64">Upgrade.</text:p>
          </table:table-cell>
        </table:table-row>
        <table:table-row>
          <table:table-cell table:style-name="Tableau1.A117" office:value-type="string">
            <text:p text:style-name="P3">pygoocanvas</text:p>
          </table:table-cell>
          <table:table-cell table:style-name="Tableau1.B105" office:value-type="string">
            <text:p text:style-name="P65">0.14.1 / 0.14.1 / 0.14.1</text:p>
          </table:table-cell>
          <table:table-cell table:style-name="Tableau1.C105" office:value-type="string">
            <text:p text:style-name="P65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5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pyxdg</text:p>
          </table:table-cell>
          <table:table-cell table:style-name="Tableau1.B106" office:value-type="string">
            <text:p text:style-name="P66">0.25 / 0.25 / 0.25</text:p>
          </table:table-cell>
          <table:table-cell table:style-name="Tableau1.C106" office:value-type="string">
            <text:p text:style-name="P66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6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recode</text:p>
          </table:table-cell>
          <table:table-cell table:style-name="Tableau1.B107" office:value-type="string">
            <text:p text:style-name="P66">3.7beta2 / 3.7beta2 / 3.7beta2</text:p>
          </table:table-cell>
          <table:table-cell table:style-name="Tableau1.C107" office:value-type="string">
            <text:p text:style-name="P66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7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sbopkg</text:p>
          </table:table-cell>
          <table:table-cell table:style-name="Tableau1.B108" office:value-type="string">
            <text:p text:style-name="P66">0.37.0 / - / 0.37.0</text:p>
          </table:table-cell>
          <table:table-cell table:style-name="Tableau1.C108" office:value-type="string">
            <text:p text:style-name="P66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8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scons</text:p>
          </table:table-cell>
          <table:table-cell table:style-name="Tableau1.B109" office:value-type="string">
            <text:p text:style-name="P66">2.3.4 / 2.3.4 / 2.3.5</text:p>
          </table:table-cell>
          <table:table-cell table:style-name="Tableau1.C109" office:value-type="string">
            <text:p text:style-name="P66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9" office:value-type="string">
            <text:p text:style-name="P66">Upgrade.</text:p>
          </table:table-cell>
        </table:table-row>
        <table:table-row>
          <table:table-cell table:style-name="Tableau1.A117" office:value-type="string">
            <text:p text:style-name="P3">scribus</text:p>
          </table:table-cell>
          <table:table-cell table:style-name="Tableau1.B110" office:value-type="string">
            <text:p text:style-name="P66">1.4.4 / 1.4.4 / 1.4.5</text:p>
          </table:table-cell>
          <table:table-cell table:style-name="Tableau1.C110" office:value-type="string">
            <text:p text:style-name="P66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10" office:value-type="string">
            <text:p text:style-name="P66">Upgrade.</text:p>
          </table:table-cell>
        </table:table-row>
        <table:table-row>
          <table:table-cell table:style-name="Tableau1.A117" office:value-type="string">
            <text:p text:style-name="P3">slackpkg+</text:p>
          </table:table-cell>
          <table:table-cell table:style-name="Tableau1.B111" office:value-type="string">
            <text:p text:style-name="P67">1.3.2 / - / 1.4.1</text:p>
          </table:table-cell>
          <table:table-cell table:style-name="Tableau1.C111" office:value-type="string">
            <text:p text:style-name="P67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1" office:value-type="string">
            <text:p text:style-name="P98">Upgrade.</text:p>
          </table:table-cell>
        </table:table-row>
        <table:table-row>
          <table:table-cell table:style-name="Tableau1.A117" office:value-type="string">
            <text:p text:style-name="P3">thunar-archive-plugin</text:p>
          </table:table-cell>
          <table:table-cell table:style-name="Tableau1.B112" office:value-type="string">
            <text:p text:style-name="P67">0.3.1 / 0.3.1 / 0.3.1</text:p>
          </table:table-cell>
          <table:table-cell table:style-name="Tableau1.C112" office:value-type="string">
            <text:p text:style-name="P67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2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hunar-volman</text:p>
          </table:table-cell>
          <table:table-cell table:style-name="Tableau1.B113" office:value-type="string">
            <text:p text:style-name="P10">0.8.1 / <text:span text:style-name="T9">0.8.0</text:span> / 0.8.1</text:p>
          </table:table-cell>
          <table:table-cell table:style-name="Tableau1.C113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3" office:value-type="string">
            <text:p text:style-name="P12">OK.</text:p>
          </table:table-cell>
        </table:table-row>
        <table:table-row>
          <table:table-cell table:style-name="Tableau1.A117" office:value-type="string">
            <text:p text:style-name="P3">Thunar</text:p>
          </table:table-cell>
          <table:table-cell table:style-name="Tableau1.B114" office:value-type="string">
            <text:p text:style-name="P11">1.6.<text:span text:style-name="T22">10</text:span> / <text:span text:style-name="T9">1.6.3</text:span> / 1.6.10</text:p>
          </table:table-cell>
          <table:table-cell table:style-name="Tableau1.C114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4" office:value-type="string">
            <text:p text:style-name="P11"><text:span text:style-name="T22">OK</text:span>.</text:p>
          </table:table-cell>
        </table:table-row>
        <table:table-row>
          <table:table-cell table:style-name="Tableau1.A117" office:value-type="string">
            <text:p text:style-name="P3">tolua++</text:p>
          </table:table-cell>
          <table:table-cell table:style-name="Tableau1.B115" office:value-type="string">
            <text:p text:style-name="P68">1.0.93 / 1.0.93 / -</text:p>
          </table:table-cell>
          <table:table-cell table:style-name="Tableau1.C115" office:value-type="string">
            <text:p text:style-name="P68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5" office:value-type="string">
            <text:p text:style-name="P68">OK.</text:p>
          </table:table-cell>
        </table:table-row>
        <table:table-row>
          <table:table-cell table:style-name="Tableau1.A117" office:value-type="string">
            <text:p text:style-name="P3">totem-pl-parser</text:p>
          </table:table-cell>
          <table:table-cell table:style-name="Tableau1.B116" office:value-type="string">
            <text:p text:style-name="P68">3.4.5 / 3.4.5 / 3.4.5</text:p>
          </table:table-cell>
          <table:table-cell table:style-name="Tableau1.C116" office:value-type="string">
            <text:p text:style-name="P68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6" office:value-type="string">
            <text:p text:style-name="P68">OK.</text:p>
          </table:table-cell>
        </table:table-row>
        <table:table-row>
          <table:table-cell table:style-name="Tableau1.A117" office:value-type="string">
            <text:p text:style-name="P3">transmission</text:p>
          </table:table-cell>
          <table:table-cell table:style-name="Tableau1.B117" office:value-type="string">
            <text:p text:style-name="P68">2.84 / 2.84 / 2.84</text:p>
          </table:table-cell>
          <table:table-cell table:style-name="Tableau1.C117" office:value-type="string">
            <text:p text:style-name="P68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7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tumbler</text:p>
          </table:table-cell>
          <table:table-cell table:style-name="Tableau1.B118" office:value-type="string">
            <text:p text:style-name="P17">0.1.31 / <text:span text:style-name="T9">0.1.25</text:span> / 0.1.31</text:p>
          </table:table-cell>
          <table:table-cell table:style-name="Tableau1.C118" office:value-type="string">
            <text:p text:style-name="P17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8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unrar</text:p>
          </table:table-cell>
          <table:table-cell table:style-name="Tableau1.B119" office:value-type="string">
            <text:p text:style-name="P69">5.0.13 / 5.2.6 / -</text:p>
          </table:table-cell>
          <table:table-cell table:style-name="Tableau1.C119" office:value-type="string">
            <text:p text:style-name="P69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9" office:value-type="string">
            <text:p text:style-name="P69">Upgrade.</text:p>
          </table:table-cell>
        </table:table-row>
        <table:table-row>
          <table:table-cell table:style-name="Tableau1.A143" office:value-type="string">
            <text:p text:style-name="P4">user-settings-console</text:p>
          </table:table-cell>
          <table:table-cell table:style-name="Tableau1.B120" office:value-type="string">
            <text:p text:style-name="P69">14.1 / - / - 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user-settings-xfce</text:p>
          </table:table-cell>
          <table:table-cell table:style-name="Tableau1.B121" office:value-type="string">
            <text:p text:style-name="P69">4.12 / - / -</text:p>
          </table:table-cell>
          <table:table-cell table:style-name="Tableau1.C121" office:value-type="string">
            <text:p text:style-name="Table_20_Contents">-</text:p>
          </table:table-cell>
          <table:table-cell table:style-name="Tableau1.D121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webcore-fonts</text:p>
          </table:table-cell>
          <table:table-cell table:style-name="Tableau1.B122" office:value-type="string">
            <text:p text:style-name="P69">3.0 / 3.0 / -</text:p>
          </table:table-cell>
          <table:table-cell table:style-name="Tableau1.C122" office:value-type="string">
            <text:p text:style-name="P69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2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wxPython</text:p>
          </table:table-cell>
          <table:table-cell table:style-name="Tableau1.B123" office:value-type="string">
            <text:p text:style-name="P70">2.8.12.1 / 2.8.12.1 / -</text:p>
          </table:table-cell>
          <table:table-cell table:style-name="Tableau1.C123" office:value-type="string">
            <text:p text:style-name="P70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3" office:value-type="string">
            <text:p text:style-name="P70">OK.</text:p>
          </table:table-cell>
        </table:table-row>
        <table:table-row>
          <table:table-cell table:style-name="Tableau1.A143" office:value-type="string">
            <text:p text:style-name="P4">x264</text:p>
          </table:table-cell>
          <table:table-cell table:style-name="Tableau1.B124" office:value-type="string">
            <text:p text:style-name="P70">20131101 / 20150223 / -</text:p>
          </table:table-cell>
          <table:table-cell table:style-name="Tableau1.C124" office:value-type="string">
            <text:p text:style-name="P70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4" office:value-type="string">
            <text:p text:style-name="P70">Upgrade.</text:p>
          </table:table-cell>
        </table:table-row>
        <table:table-row>
          <table:table-cell table:style-name="Tableau1.A143" office:value-type="string">
            <text:p text:style-name="P4">xarchiver</text:p>
          </table:table-cell>
          <table:table-cell table:style-name="Tableau1.B125" office:value-type="string">
            <text:p text:style-name="P70">0.5.4 / 0.5.4 / 0.5.4</text:p>
          </table:table-cell>
          <table:table-cell table:style-name="Tableau1.C125" office:value-type="string">
            <text:p text:style-name="P70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5" office:value-type="string">
            <text:p text:style-name="P70">OK.</text:p>
          </table:table-cell>
        </table:table-row>
        <table:table-row>
          <table:table-cell table:style-name="Tableau1.A143" office:value-type="string">
            <text:p text:style-name="P4">xfce4-appfinder</text:p>
          </table:table-cell>
          <table:table-cell table:style-name="Tableau1.B126" office:value-type="string">
            <text:p text:style-name="P12">4.12.0 / <text:span text:style-name="T9">4.10.1</text:span> / 4.12.0</text:p>
          </table:table-cell>
          <table:table-cell table:style-name="Tableau1.C126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clipman-plugin</text:p>
          </table:table-cell>
          <table:table-cell table:style-name="Tableau1.B127" office:value-type="string">
            <text:p text:style-name="P12">1.2.6 / <text:span text:style-name="T9">1.2.3</text:span> / 1.2.6</text:p>
          </table:table-cell>
          <table:table-cell table:style-name="Tableau1.C127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7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mixer</text:p>
          </table:table-cell>
          <table:table-cell table:style-name="Tableau1.B128" office:value-type="string">
            <text:p text:style-name="P12">4.10.0 / <text:span text:style-name="T9">4.8.0</text:span> / 4.11.0</text:p>
          </table:table-cell>
          <table:table-cell table:style-name="Tableau1.C128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8" office:value-type="string">
            <text:p text:style-name="P12">Upgrade ?</text:p>
          </table:table-cell>
        </table:table-row>
        <text:soft-page-break/>
        <table:table-row>
          <table:table-cell table:style-name="Tableau1.A143" office:value-type="string">
            <text:p text:style-name="P4">xfce4-notifyd</text:p>
          </table:table-cell>
          <table:table-cell table:style-name="Tableau1.B129" office:value-type="string">
            <text:p text:style-name="Table_20_Contents">0.<text:span text:style-name="T4">2.4 / 0.2.4 / 0.2.4</text:span></text:p>
          </table:table-cell>
          <table:table-cell table:style-name="Tableau1.C129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9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panel</text:p>
          </table:table-cell>
          <table:table-cell table:style-name="Tableau1.B130" office:value-type="string">
            <text:p text:style-name="P17">4.12.0 / <text:span text:style-name="T8">4.10.1 </text:span>/ 4.12.0</text:p>
          </table:table-cell>
          <table:table-cell table:style-name="Tableau1.C130" office:value-type="string">
            <text:p text:style-name="P17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30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xfce4-power-manager</text:p>
          </table:table-cell>
          <table:table-cell table:style-name="Tableau1.B131" office:value-type="string">
            <text:p text:style-name="P16">1.4.4 / <text:span text:style-name="T8">1.2.0</text:span> / 1.5.2</text:p>
          </table:table-cell>
          <table:table-cell table:style-name="Tableau1.C131" office:value-type="string">
            <text:p text:style-name="P16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1" office:value-type="string">
            <text:p text:style-name="P16">Upgrade.</text:p>
          </table:table-cell>
        </table:table-row>
        <table:table-row>
          <table:table-cell table:style-name="Tableau1.A143" office:value-type="string">
            <text:p text:style-name="P4">xfce4-screenshooter</text:p>
          </table:table-cell>
          <table:table-cell table:style-name="Tableau1.B132" office:value-type="string">
            <text:p text:style-name="P13">1.8.2 / <text:span text:style-name="T9">1.8.1 </text:span>/ 1.8.2</text:p>
          </table:table-cell>
          <table:table-cell table:style-name="Tableau1.C132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2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session</text:p>
          </table:table-cell>
          <table:table-cell table:style-name="Tableau1.B133" office:value-type="string">
            <text:p text:style-name="P16">4.12.1 / <text:span text:style-name="T9">4.10.1 </text:span>/ 4.12.1</text:p>
          </table:table-cell>
          <table:table-cell table:style-name="Tableau1.C133" office:value-type="string">
            <text:p text:style-name="P16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3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xfce4-settings</text:p>
          </table:table-cell>
          <table:table-cell table:style-name="Tableau1.B134" office:value-type="string">
            <text:p text:style-name="P15">4.12.0 / <text:span text:style-name="T9">4.10.1</text:span> / 4.12.0</text:p>
          </table:table-cell>
          <table:table-cell table:style-name="Tableau1.C134" office:value-type="string">
            <text:p text:style-name="P15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4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ce4-taskmanager</text:p>
          </table:table-cell>
          <table:table-cell table:style-name="Tableau1.B135" office:value-type="string">
            <text:p text:style-name="P13">1.1.0 / <text:span text:style-name="T9">1.0.0</text:span> / 1.1.0</text:p>
          </table:table-cell>
          <table:table-cell table:style-name="Tableau1.C135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terminal</text:p>
          </table:table-cell>
          <table:table-cell table:style-name="Tableau1.B136" office:value-type="string">
            <text:p text:style-name="P13">0.6.3 / <text:span text:style-name="T9">0.6.2</text:span> / 0.6.3</text:p>
          </table:table-cell>
          <table:table-cell table:style-name="Tableau1.C136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volumed</text:p>
          </table:table-cell>
          <table:table-cell table:style-name="Tableau1.B137" office:value-type="string">
            <text:p text:style-name="P13">0.1.13 / <text:span text:style-name="T9">0.1.13</text:span> / 0.1.13</text:p>
          </table:table-cell>
          <table:table-cell table:style-name="Tableau1.C137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7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weather-plugin</text:p>
          </table:table-cell>
          <table:table-cell table:style-name="Tableau1.B138" office:value-type="string">
            <text:p text:style-name="P19">0.8.5 / 0.8.3 / 0.8.5</text:p>
          </table:table-cell>
          <table:table-cell table:style-name="Tableau1.C138" office:value-type="string">
            <text:p text:style-name="P20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8" office:value-type="string">
            <text:p text:style-name="P20">OK.</text:p>
          </table:table-cell>
        </table:table-row>
        <table:table-row>
          <table:table-cell table:style-name="Tableau1.A143" office:value-type="string">
            <text:p text:style-name="P4">xfce4-whiskermenu-plugin</text:p>
          </table:table-cell>
          <table:table-cell table:style-name="Tableau1.B139" office:value-type="string">
            <text:p text:style-name="P18">1.5.0 / 1.5.0 / 1.5.0</text:p>
          </table:table-cell>
          <table:table-cell table:style-name="Tableau1.C139" office:value-type="string">
            <text:p text:style-name="P18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9" office:value-type="string">
            <text:p text:style-name="P18">OK.</text:p>
          </table:table-cell>
        </table:table-row>
        <table:table-row>
          <table:table-cell table:style-name="Tableau1.A143" office:value-type="string">
            <text:p text:style-name="P4">xfce4-xkb-plugin</text:p>
          </table:table-cell>
          <table:table-cell table:style-name="Tableau1.B140" office:value-type="string">
            <text:p text:style-name="P20">0.5.6 / 0.5.6 / 0.7.1</text:p>
          </table:table-cell>
          <table:table-cell table:style-name="Tableau1.C140" office:value-type="string">
            <text:p text:style-name="P20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40" office:value-type="string">
            <text:p text:style-name="P20">Upgrade.</text:p>
          </table:table-cell>
        </table:table-row>
        <table:table-row>
          <table:table-cell table:style-name="Tableau1.A143" office:value-type="string">
            <text:p text:style-name="P4">xfconf</text:p>
          </table:table-cell>
          <table:table-cell table:style-name="Tableau1.B141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1" office:value-type="string">
            <text:p text:style-name="P15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1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desktop</text:p>
          </table:table-cell>
          <table:table-cell table:style-name="Tableau1.B142" office:value-type="string">
            <text:p text:style-name="P13">4.12.<text:span text:style-name="T22">2</text:span> / <text:span text:style-name="T8">4.10.2</text:span> / 4.12.2</text:p>
          </table:table-cell>
          <table:table-cell table:style-name="Tableau1.C142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2" office:value-type="string">
            <text:p text:style-name="P13"><text:span text:style-name="T22">OK</text:span>.</text:p>
          </table:table-cell>
        </table:table-row>
        <table:table-row>
          <table:table-cell table:style-name="Tableau1.A143" office:value-type="string">
            <text:p text:style-name="P4">xfwm4</text:p>
          </table:table-cell>
          <table:table-cell table:style-name="Tableau1.B143" office:value-type="string">
            <text:p text:style-name="P13">4.12.<text:span text:style-name="T22">3</text:span> / <text:span text:style-name="T8">4.10.1</text:span> / 4.12.3</text:p>
          </table:table-cell>
          <table:table-cell table:style-name="Tableau1.C143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3" office:value-type="string">
            <text:p text:style-name="P13"><text:span text:style-name="T22">OK</text:span>.</text:p>
          </table:table-cell>
        </table:table-row>
        <table:table-row>
          <table:table-cell table:style-name="Tableau1.A144" office:value-type="string">
            <text:p text:style-name="P4">xvidcore</text:p>
          </table:table-cell>
          <table:table-cell table:style-name="Tableau1.B144" office:value-type="string">
            <text:p text:style-name="P70">1.3.3 / 1.3.3 / -</text:p>
          </table:table-cell>
          <table:table-cell table:style-name="Tableau1.C144" office:value-type="string">
            <text:p text:style-name="P70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4" office:value-type="string">
            <text:p text:style-name="P70">OK.</text:p>
          </table:table-cell>
        </table:table-row>
      </table:table>
      <text:h text:style-name="P136" text:outline-level="1">MLE<text:span text:style-name="T21">D</text:span> 14.<text:span text:style-name="T21">1</text:span> <text:span text:style-name="T21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31">Package</text:p>
            </table:table-cell>
            <table:table-cell table:style-name="Tableau2.B1" office:value-type="string">
              <text:p text:style-name="P129">Version<text:note text:id="ftn2" text:note-class="footnote"><text:note-citation>2</text:note-citation><text:note-body><text:p text:style-name="P125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27">Source</text:p>
            </table:table-cell>
            <table:table-cell table:style-name="Tableau2.D1" office:value-type="string">
              <text:p text:style-name="P127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1">aisleriot</text:p>
          </table:table-cell>
          <table:table-cell table:style-name="Tableau2.B24" office:value-type="string">
            <text:p text:style-name="P7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aMul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cdlabelgen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dropbox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easytag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ilezilla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ext:soft-page-break/>
        <table:table-row>
          <table:table-cell table:style-name="Tableau2.A24" office:value-type="string">
            <text:p text:style-name="P71">fpc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pc-sourc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reerdp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gcompris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gtkcdlabel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azarus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breakout2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ibrecad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povray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remmina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spotify32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spotify64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-kernel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-extension-pack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win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winff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5" office:value-type="string">
            <text:p text:style-name="P71">xpe</text:p>
          </table:table-cell>
          <table:table-cell table:style-name="Tableau2.B25" office:value-type="string">
            <text:p text:style-name="P2"/>
          </table:table-cell>
          <table:table-cell table:style-name="Tableau2.C25" office:value-type="string">
            <text:p text:style-name="P2"/>
          </table:table-cell>
          <table:table-cell table:style-name="Tableau2.D25" office:value-type="string">
            <text:p text:style-name="P14"/>
          </table:table-cell>
        </table:table-row>
      </table:table>
      <text:h text:style-name="P136" text:outline-level="1">MLE<text:span text:style-name="T21">S</text:span> 14.<text:span text:style-name="T21">0</text:span> <text:span text:style-name="T21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31">Package</text:p>
            </table:table-cell>
            <table:table-cell table:style-name="Tableau3.B1" office:value-type="string">
              <text:p text:style-name="P129">Version<text:note text:id="ftn3" text:note-class="footnote"><text:note-citation>3</text:note-citation><text:note-body><text:p text:style-name="P125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27">Source</text:p>
            </table:table-cell>
            <table:table-cell table:style-name="Tableau3.D1" office:value-type="string">
              <text:p text:style-name="P127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1">dovecot</text:p>
          </table:table-cell>
          <table:table-cell table:style-name="Tableau3.B40" office:value-type="string">
            <text:p text:style-name="P106">2.2.18 / 2.1.10 / 2.2.18</text:p>
          </table:table-cell>
          <table:table-cell table:style-name="Tableau3.C40" office:value-type="string">
            <text:p text:style-name="P106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40" office:value-type="string">
            <text:p text:style-name="P106">OK.</text:p>
          </table:table-cell>
        </table:table-row>
        <table:table-row>
          <table:table-cell table:style-name="Tableau3.A40" office:value-type="string">
            <text:p text:style-name="P71">faac</text:p>
          </table:table-cell>
          <table:table-cell table:style-name="Tableau3.B40" office:value-type="string">
            <text:p text:style-name="P107">1.28 / 1.28 / 1.28</text:p>
          </table:table-cell>
          <table:table-cell table:style-name="Tableau3.C40" office:value-type="string">
            <text:p text:style-name="P107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40" office:value-type="string">
            <text:p text:style-name="P107">OK.</text:p>
          </table:table-cell>
        </table:table-row>
        <table:table-row>
          <table:table-cell table:style-name="Tableau3.A40" office:value-type="string">
            <text:p text:style-name="P71">faad2</text:p>
          </table:table-cell>
          <table:table-cell table:style-name="Tableau3.B40" office:value-type="string">
            <text:p text:style-name="P107">2.7 / 2.7 / 2.7</text:p>
          </table:table-cell>
          <table:table-cell table:style-name="Tableau3.C40" office:value-type="string">
            <text:p text:style-name="P107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40" office:value-type="string">
            <text:p text:style-name="P107">OK.</text:p>
          </table:table-cell>
        </table:table-row>
        <table:table-row>
          <table:table-cell table:style-name="Tableau3.A40" office:value-type="string">
            <text:p text:style-name="P71">ffmpeg</text:p>
          </table:table-cell>
          <table:table-cell table:style-name="Tableau3.B40" office:value-type="string">
            <text:p text:style-name="P108">0.11.1 / 0.11.1 / -</text:p>
          </table:table-cell>
          <table:table-cell table:style-name="Tableau3.C40" office:value-type="string">
            <text:p text:style-name="P108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40" office:value-type="string">
            <text:p text:style-name="P108">OK.</text:p>
          </table:table-cell>
        </table:table-row>
        <text:soft-page-break/>
        <table:table-row>
          <table:table-cell table:style-name="Tableau3.A40" office:value-type="string">
            <text:p text:style-name="P71">glances</text:p>
          </table:table-cell>
          <table:table-cell table:style-name="Tableau3.B40" office:value-type="string">
            <text:p text:style-name="P109">1.7.6 / - / 2.4.2</text:p>
          </table:table-cell>
          <table:table-cell table:style-name="Tableau3.C40" office:value-type="string">
            <text:p text:style-name="P109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40" office:value-type="string">
            <text:p text:style-name="P109">Upgrade ?</text:p>
          </table:table-cell>
        </table:table-row>
        <table:table-row>
          <table:table-cell table:style-name="Tableau3.A40" office:value-type="string">
            <text:p text:style-name="P71">hoorex</text:p>
          </table:table-cell>
          <table:table-cell table:style-name="Tableau3.B40" office:value-type="string">
            <text:p text:style-name="P2">-</text:p>
          </table:table-cell>
          <table:table-cell table:style-name="Tableau3.C40" office:value-type="string">
            <text:p text:style-name="P2">-</text:p>
          </table:table-cell>
          <table:table-cell table:style-name="Tableau3.D40" office:value-type="string">
            <text:p text:style-name="P110">Remove.</text:p>
          </table:table-cell>
        </table:table-row>
        <table:table-row>
          <table:table-cell table:style-name="Tableau3.A40" office:value-type="string">
            <text:p text:style-name="P71">lame</text:p>
          </table:table-cell>
          <table:table-cell table:style-name="Tableau3.B40" office:value-type="string">
            <text:p text:style-name="P111">3.99.5 / 3.99.5 / 3.99.5</text:p>
          </table:table-cell>
          <table:table-cell table:style-name="Tableau3.C40" office:value-type="string">
            <text:p text:style-name="P111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40" office:value-type="string">
            <text:p text:style-name="P111">OK.</text:p>
          </table:table-cell>
        </table:table-row>
        <table:table-row>
          <table:table-cell table:style-name="Tableau3.A40" office:value-type="string">
            <text:p text:style-name="P71">libcuefile</text:p>
          </table:table-cell>
          <table:table-cell table:style-name="Tableau3.B40" office:value-type="string">
            <text:p text:style-name="P112">r475 / r453 / r475</text:p>
          </table:table-cell>
          <table:table-cell table:style-name="Tableau3.C40" office:value-type="string">
            <text:p text:style-name="P112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40" office:value-type="string">
            <text:p text:style-name="P112">OK.</text:p>
          </table:table-cell>
        </table:table-row>
        <table:table-row>
          <table:table-cell table:style-name="Tableau3.A40" office:value-type="string">
            <text:p text:style-name="P71">libmms</text:p>
          </table:table-cell>
          <table:table-cell table:style-name="Tableau3.B40" office:value-type="string">
            <text:p text:style-name="P113">0.6.2 / 0.6.2 / - </text:p>
          </table:table-cell>
          <table:table-cell table:style-name="Tableau3.C40" office:value-type="string">
            <text:p text:style-name="P113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1">libmp4v2</text:p>
          </table:table-cell>
          <table:table-cell table:style-name="Tableau3.B40" office:value-type="string">
            <text:p text:style-name="P114">2.0.0 / 2.0.0 / 2.0.0</text:p>
          </table:table-cell>
          <table:table-cell table:style-name="Tableau3.C40" office:value-type="string">
            <text:p text:style-name="P114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1">libmpdclient</text:p>
          </table:table-cell>
          <table:table-cell table:style-name="Tableau3.B40" office:value-type="string">
            <text:p text:style-name="P115">2.7 / 2.7 / -</text:p>
          </table:table-cell>
          <table:table-cell table:style-name="Tableau3.C40" office:value-type="string">
            <text:p text:style-name="P115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40" office:value-type="string">
            <text:p text:style-name="P115">OK.</text:p>
          </table:table-cell>
        </table:table-row>
        <table:table-row>
          <table:table-cell table:style-name="Tableau3.A40" office:value-type="string">
            <text:p text:style-name="P71">libreplaygain</text:p>
          </table:table-cell>
          <table:table-cell table:style-name="Tableau3.B40" office:value-type="string">
            <text:p text:style-name="P115">r475 / r453 / r475</text:p>
          </table:table-cell>
          <table:table-cell table:style-name="Tableau3.C40" office:value-type="string">
            <text:p text:style-name="P115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40" office:value-type="string">
            <text:p text:style-name="P115">OK.</text:p>
          </table:table-cell>
        </table:table-row>
        <table:table-row>
          <table:table-cell table:style-name="Tableau3.A40" office:value-type="string">
            <text:p text:style-name="P71">libshout</text:p>
          </table:table-cell>
          <table:table-cell table:style-name="Tableau3.B40" office:value-type="string">
            <text:p text:style-name="P115">2.3.1 / 2.2.2 / 2.3.1</text:p>
          </table:table-cell>
          <table:table-cell table:style-name="Tableau3.C40" office:value-type="string">
            <text:p text:style-name="P115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40" office:value-type="string">
            <text:p text:style-name="P115">OK.</text:p>
          </table:table-cell>
        </table:table-row>
        <table:table-row>
          <table:table-cell table:style-name="Tableau3.A40" office:value-type="string">
            <text:p text:style-name="P71">libsigc++</text:p>
          </table:table-cell>
          <table:table-cell table:style-name="Tableau3.B40" office:value-type="string">
            <text:p text:style-name="P116">2.2.11 / 2.2.10 / 2.2.11</text:p>
          </table:table-cell>
          <table:table-cell table:style-name="Tableau3.C40" office:value-type="string">
            <text:p text:style-name="P116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40" office:value-type="string">
            <text:p text:style-name="P116">OK.</text:p>
          </table:table-cell>
        </table:table-row>
        <table:table-row>
          <table:table-cell table:style-name="Tableau3.A40" office:value-type="string">
            <text:p text:style-name="P71">libtorrent</text:p>
          </table:table-cell>
          <table:table-cell table:style-name="Tableau3.B40" office:value-type="string">
            <text:p text:style-name="P117">0.13.0 / 0.13.0 / 0.13.4</text:p>
          </table:table-cell>
          <table:table-cell table:style-name="Tableau3.C40" office:value-type="string">
            <text:p text:style-name="P117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40" office:value-type="string">
            <text:p text:style-name="P117">OK.</text:p>
          </table:table-cell>
        </table:table-row>
        <table:table-row>
          <table:table-cell table:style-name="Tableau3.A40" office:value-type="string">
            <text:p text:style-name="P71">musepack-tools</text:p>
          </table:table-cell>
          <table:table-cell table:style-name="Tableau3.B40" office:value-type="string">
            <text:p text:style-name="P118">r475 / r435 / r475</text:p>
          </table:table-cell>
          <table:table-cell table:style-name="Tableau3.C40" office:value-type="string">
            <text:p text:style-name="P118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40" office:value-type="string">
            <text:p text:style-name="P118">OK.</text:p>
          </table:table-cell>
        </table:table-row>
        <table:table-row>
          <table:table-cell table:style-name="Tableau3.A40" office:value-type="string">
            <text:p text:style-name="P71">p7zip</text:p>
          </table:table-cell>
          <table:table-cell table:style-name="Tableau3.B40" office:value-type="string">
            <text:p text:style-name="P119">9.20.1 / 9.20.1 / -</text:p>
          </table:table-cell>
          <table:table-cell table:style-name="Tableau3.C40" office:value-type="string">
            <text:p text:style-name="P119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40" office:value-type="string">
            <text:p text:style-name="P119">OK.</text:p>
          </table:table-cell>
        </table:table-row>
        <table:table-row>
          <table:table-cell table:style-name="Tableau3.A40" office:value-type="string">
            <text:p text:style-name="P71">perl-BerkeleyDB</text:p>
          </table:table-cell>
          <table:table-cell table:style-name="Tableau3.B40" office:value-type="string">
            <text:p text:style-name="P120">0.53 / 0.52 / 0.55</text:p>
          </table:table-cell>
          <table:table-cell table:style-name="Tableau3.C40" office:value-type="string">
            <text:p text:style-name="P120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40" office:value-type="string">
            <text:p text:style-name="P120">OK.</text:p>
          </table:table-cell>
        </table:table-row>
        <table:table-row>
          <table:table-cell table:style-name="Tableau3.A40" office:value-type="string">
            <text:p text:style-name="P71">perl-digest-hmac</text:p>
          </table:table-cell>
          <table:table-cell table:style-name="Tableau3.B40" office:value-type="string">
            <text:p text:style-name="P121">1.03 / 1.03 / 1.03</text:p>
          </table:table-cell>
          <table:table-cell table:style-name="Tableau3.C40" office:value-type="string">
            <text:p text:style-name="P121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1">perl-digest-sha1</text:p>
          </table:table-cell>
          <table:table-cell table:style-name="Tableau3.B40" office:value-type="string">
            <text:p text:style-name="P122">2.13 / 2.13 / 2.13 </text:p>
          </table:table-cell>
          <table:table-cell table:style-name="Tableau3.C40" office:value-type="string">
            <text:p text:style-name="P122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1">perl-IO-Multiplex</text:p>
          </table:table-cell>
          <table:table-cell table:style-name="Tableau3.B40" office:value-type="string">
            <text:p text:style-name="P123">1.13 / 1.13 / 1.16</text:p>
          </table:table-cell>
          <table:table-cell table:style-name="Tableau3.C40" office:value-type="string">
            <text:p text:style-name="P123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1">perl-net-dns</text:p>
          </table:table-cell>
          <table:table-cell table:style-name="Tableau3.B40" office:value-type="string">
            <text:p text:style-name="P123">0.72 / 0.72 / 0.83</text:p>
          </table:table-cell>
          <table:table-cell table:style-name="Tableau3.C40" office:value-type="string">
            <text:p text:style-name="P123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1">perl-net-ip</text:p>
          </table:table-cell>
          <table:table-cell table:style-name="Tableau3.B40" office:value-type="string">
            <text:p text:style-name="P123">1.26 / 1.26 / 1.26</text:p>
          </table:table-cell>
          <table:table-cell table:style-name="Tableau3.C40" office:value-type="string">
            <text:p text:style-name="P123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1">perl-Net-Server</text:p>
          </table:table-cell>
          <table:table-cell table:style-name="Tableau3.B40" office:value-type="string">
            <text:p text:style-name="P124">2.007 / 2.007 / 2.008</text:p>
          </table:table-cell>
          <table:table-cell table:style-name="Tableau3.C40" office:value-type="string">
            <text:p text:style-name="P124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1">postfix</text:p>
          </table:table-cell>
          <table:table-cell table:style-name="Tableau3.B40" office:value-type="string">
            <text:p text:style-name="P124">2.11.5 / 2.9.4 / 2.11.5</text:p>
          </table:table-cell>
          <table:table-cell table:style-name="Tableau3.C40" office:value-type="string">
            <text:p text:style-name="P124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1">psutil</text:p>
          </table:table-cell>
          <table:table-cell table:style-name="Tableau3.B40" office:value-type="string">
            <text:p text:style-name="P132">1.2.1 / 1.0.1 / -</text:p>
          </table:table-cell>
          <table:table-cell table:style-name="Tableau3.C40" office:value-type="string">
            <text:p text:style-name="P132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40" office:value-type="string">
            <text:p text:style-name="P132">OK.</text:p>
          </table:table-cell>
        </table:table-row>
        <table:table-row>
          <table:table-cell table:style-name="Tableau3.A40" office:value-type="string">
            <text:p text:style-name="P71">pwgen</text:p>
          </table:table-cell>
          <table:table-cell table:style-name="Tableau3.B40" office:value-type="string">
            <text:p text:style-name="P132">2.06 / 2.06 / 2.07</text:p>
          </table:table-cell>
          <table:table-cell table:style-name="Tableau3.C40" office:value-type="string">
            <text:p text:style-name="P132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40" office:value-type="string">
            <text:p text:style-name="P132">OK.</text:p>
          </table:table-cell>
        </table:table-row>
        <table:table-row>
          <table:table-cell table:style-name="Tableau3.A40" office:value-type="string">
            <text:p text:style-name="P71">pysetuptools</text:p>
          </table:table-cell>
          <table:table-cell table:style-name="Tableau3.B40" office:value-type="string">
            <text:p text:style-name="P133">2.1 / 0.9.8 / -</text:p>
          </table:table-cell>
          <table:table-cell table:style-name="Tableau3.C40" office:value-type="string">
            <text:p text:style-name="P133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40" office:value-type="string">
            <text:p text:style-name="P133">OK.</text:p>
          </table:table-cell>
        </table:table-row>
        <table:table-row>
          <table:table-cell table:style-name="Tableau3.A40" office:value-type="string">
            <text:p text:style-name="P71">pyxdg</text:p>
          </table:table-cell>
          <table:table-cell table:style-name="Tableau3.B40" office:value-type="string">
            <text:p text:style-name="P133">0.25 / 0.18 / -</text:p>
          </table:table-cell>
          <table:table-cell table:style-name="Tableau3.C40" office:value-type="string">
            <text:p text:style-name="P133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40" office:value-type="string">
            <text:p text:style-name="P133">OK.</text:p>
          </table:table-cell>
        </table:table-row>
        <table:table-row>
          <table:table-cell table:style-name="Tableau3.A40" office:value-type="string">
            <text:p text:style-name="P71">recode</text:p>
          </table:table-cell>
          <table:table-cell table:style-name="Tableau3.B40" office:value-type="string">
            <text:p text:style-name="P133">3.7beta2 / 3.6 / 3.7beta2</text:p>
          </table:table-cell>
          <table:table-cell table:style-name="Tableau3.C40" office:value-type="string">
            <text:p text:style-name="P133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40" office:value-type="string">
            <text:p text:style-name="P133">OK.</text:p>
          </table:table-cell>
        </table:table-row>
        <text:soft-page-break/>
        <table:table-row>
          <table:table-cell table:style-name="Tableau3.A40" office:value-type="string">
            <text:p text:style-name="P71">rtorrent</text:p>
          </table:table-cell>
          <table:table-cell table:style-name="Tableau3.B40" office:value-type="string">
            <text:p text:style-name="P133">0.9.0 / 0.9.0 / 0.9.4</text:p>
          </table:table-cell>
          <table:table-cell table:style-name="Tableau3.C40" office:value-type="string">
            <text:p text:style-name="P133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40" office:value-type="string">
            <text:p text:style-name="P133">OK.</text:p>
          </table:table-cell>
        </table:table-row>
        <table:table-row>
          <table:table-cell table:style-name="Tableau3.A40" office:value-type="string">
            <text:p text:style-name="P71">sbopkg</text:p>
          </table:table-cell>
          <table:table-cell table:style-name="Tableau3.B40" office:value-type="string">
            <text:p text:style-name="P133">0.36.0 / - / 0.37.0</text:p>
          </table:table-cell>
          <table:table-cell table:style-name="Tableau3.C40" office:value-type="string">
            <text:p text:style-name="P133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40" office:value-type="string">
            <text:p text:style-name="P133">OK.</text:p>
          </table:table-cell>
        </table:table-row>
        <table:table-row>
          <table:table-cell table:style-name="Tableau3.A40" office:value-type="string">
            <text:p text:style-name="P71">slackpkg+</text:p>
          </table:table-cell>
          <table:table-cell table:style-name="Tableau3.B40" office:value-type="string">
            <text:p text:style-name="P133">1.3.2 / - / 1.4.1</text:p>
          </table:table-cell>
          <table:table-cell table:style-name="Tableau3.C40" office:value-type="string">
            <text:p text:style-name="P133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40" office:value-type="string">
            <text:p text:style-name="P133">OK.</text:p>
          </table:table-cell>
        </table:table-row>
        <table:table-row>
          <table:table-cell table:style-name="Tableau3.A40" office:value-type="string">
            <text:p text:style-name="P71">speex</text:p>
          </table:table-cell>
          <table:table-cell table:style-name="Tableau3.B40" office:value-type="string">
            <text:p text:style-name="P133">1.2rc1 / 1.2rc1 / 1.2rc2</text:p>
          </table:table-cell>
          <table:table-cell table:style-name="Tableau3.C40" office:value-type="string">
            <text:p text:style-name="P133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40" office:value-type="string">
            <text:p text:style-name="P133">OK.</text:p>
          </table:table-cell>
        </table:table-row>
        <table:table-row>
          <table:table-cell table:style-name="Tableau3.A40" office:value-type="string">
            <text:p text:style-name="P71">squid</text:p>
          </table:table-cell>
          <table:table-cell table:style-name="Tableau3.B40" office:value-type="string">
            <text:p text:style-name="P133">3.4.12 / 3.1.20 / 3.4.13</text:p>
          </table:table-cell>
          <table:table-cell table:style-name="Tableau3.C40" office:value-type="string">
            <text:p text:style-name="P133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40" office:value-type="string">
            <text:p text:style-name="P133">Upgrade.</text:p>
          </table:table-cell>
        </table:table-row>
        <table:table-row>
          <table:table-cell table:style-name="Tableau3.A40" office:value-type="string">
            <text:p text:style-name="P71">squidanalyzer</text:p>
          </table:table-cell>
          <table:table-cell table:style-name="Tableau3.B40" office:value-type="string">
            <text:p text:style-name="P134">5.4 / - / -</text:p>
          </table:table-cell>
          <table:table-cell table:style-name="Tableau3.C40" office:value-type="string">
            <text:p text:style-name="P134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40" office:value-type="string">
            <text:p text:style-name="P134">OK.</text:p>
          </table:table-cell>
        </table:table-row>
        <table:table-row>
          <table:table-cell table:style-name="Tableau3.A40" office:value-type="string">
            <text:p text:style-name="P71">squidGuard</text:p>
          </table:table-cell>
          <table:table-cell table:style-name="Tableau3.B40" office:value-type="string">
            <text:p text:style-name="P134">1.4 / - / 1.4</text:p>
          </table:table-cell>
          <table:table-cell table:style-name="Tableau3.C40" office:value-type="string">
            <text:p text:style-name="P134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40" office:value-type="string">
            <text:p text:style-name="P134">OK.</text:p>
          </table:table-cell>
        </table:table-row>
        <table:table-row>
          <table:table-cell table:style-name="Tableau3.A40" office:value-type="string">
            <text:p text:style-name="P71">twolame</text:p>
          </table:table-cell>
          <table:table-cell table:style-name="Tableau3.B40" office:value-type="string">
            <text:p text:style-name="P135">0.3.13 / 0.3.13 / 0.3.13</text:p>
          </table:table-cell>
          <table:table-cell table:style-name="Tableau3.C40" office:value-type="string">
            <text:p text:style-name="P135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40" office:value-type="string">
            <text:p text:style-name="P135">OK.</text:p>
          </table:table-cell>
        </table:table-row>
        <table:table-row>
          <table:table-cell table:style-name="Tableau3.A40" office:value-type="string">
            <text:p text:style-name="P71">unrar</text:p>
          </table:table-cell>
          <table:table-cell table:style-name="Tableau3.B40" office:value-type="string">
            <text:p text:style-name="P135">5.0.14 / 5.0.0 / -</text:p>
          </table:table-cell>
          <table:table-cell table:style-name="Tableau3.C40" office:value-type="string">
            <text:p text:style-name="P135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40" office:value-type="string">
            <text:p text:style-name="P135">OK.</text:p>
          </table:table-cell>
        </table:table-row>
        <table:table-row>
          <table:table-cell table:style-name="Tableau3.A41" office:value-type="string">
            <text:p text:style-name="P71">user-settings-console</text:p>
          </table:table-cell>
          <table:table-cell table:style-name="Tableau3.B41" office:value-type="string">
            <text:p text:style-name="P135">14.0 / - / - </text:p>
          </table:table-cell>
          <table:table-cell table:style-name="Tableau3.C41" office:value-type="string">
            <text:p text:style-name="P2">-</text:p>
          </table:table-cell>
          <table:table-cell table:style-name="Tableau3.D41" office:value-type="string">
            <text:p text:style-name="P135">OK.</text:p>
          </table:table-cell>
        </table:table-row>
      </table:table>
      <text:h text:style-name="P136" text:outline-level="1">MLE<text:span text:style-name="T21">S</text:span> 14.<text:span text:style-name="T21">1</text:span> <text:span text:style-name="T21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31">Package</text:p>
            </table:table-cell>
            <table:table-cell table:style-name="Tableau4.B1" office:value-type="string">
              <text:p text:style-name="P129">Version<text:note text:id="ftn4" text:note-class="footnote"><text:note-citation>4</text:note-citation><text:note-body><text:p text:style-name="P125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27">Source</text:p>
            </table:table-cell>
            <table:table-cell table:style-name="Tableau4.D1" office:value-type="string">
              <text:p text:style-name="P127">Comment<text:span text:style-name="T7">s</text:span></text:p>
            </table:table-cell>
          </table:table-row>
        </table:table-header-rows>
        <table:table-row>
          <table:table-cell table:style-name="Tableau4.A36" office:value-type="string">
            <text:p text:style-name="P73">dovecot</text:p>
          </table:table-cell>
          <table:table-cell table:style-name="Tableau4.B36" office:value-type="string">
            <text:p text:style-name="P75">2.2.18 / 2.2.13 / 2.2.18</text:p>
          </table:table-cell>
          <table:table-cell table:style-name="Tableau4.C36" office:value-type="string">
            <text:p text:style-name="P75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36" office:value-type="string">
            <text:p text:style-name="P75">OK. </text:p>
          </table:table-cell>
        </table:table-row>
        <table:table-row>
          <table:table-cell table:style-name="Tableau4.A36" office:value-type="string">
            <text:p text:style-name="P73">faac</text:p>
          </table:table-cell>
          <table:table-cell table:style-name="Tableau4.B36" office:value-type="string">
            <text:p text:style-name="P76">1.28 / 1.28 / <text:span text:style-name="T23">1.28</text:span></text:p>
          </table:table-cell>
          <table:table-cell table:style-name="Tableau4.C36" office:value-type="string">
            <text:p text:style-name="P77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3">faad2</text:p>
          </table:table-cell>
          <table:table-cell table:style-name="Tableau4.B36" office:value-type="string">
            <text:p text:style-name="P77">2.7 / 2.7 / 2.7</text:p>
          </table:table-cell>
          <table:table-cell table:style-name="Tableau4.C36" office:value-type="string">
            <text:p text:style-name="P78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3">ffmpeg</text:p>
          </table:table-cell>
          <table:table-cell table:style-name="Tableau4.B36" office:value-type="string">
            <text:p text:style-name="P77">2.1 / 2.6.3 / -</text:p>
          </table:table-cell>
          <table:table-cell table:style-name="Tableau4.C36" office:value-type="string">
            <text:p text:style-name="P77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36" office:value-type="string">
            <text:p text:style-name="P77">Upgrade.</text:p>
          </table:table-cell>
        </table:table-row>
        <table:table-row>
          <table:table-cell table:style-name="Tableau4.A36" office:value-type="string">
            <text:p text:style-name="P73">glances</text:p>
          </table:table-cell>
          <table:table-cell table:style-name="Tableau4.B36" office:value-type="string">
            <text:p text:style-name="P77">1.7.6 / 2.4.1 / 2.4.2</text:p>
          </table:table-cell>
          <table:table-cell table:style-name="Tableau4.C36" office:value-type="string">
            <text:p text:style-name="P77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36" office:value-type="string">
            <text:p text:style-name="P77">Upgrade.</text:p>
          </table:table-cell>
        </table:table-row>
        <table:table-row>
          <table:table-cell table:style-name="Tableau4.A36" office:value-type="string">
            <text:p text:style-name="P73">hoorex</text:p>
          </table:table-cell>
          <table:table-cell table:style-name="Tableau4.B36" office:value-type="string">
            <text:p text:style-name="P2">-</text:p>
          </table:table-cell>
          <table:table-cell table:style-name="Tableau4.C36" office:value-type="string">
            <text:p text:style-name="P2">-</text:p>
          </table:table-cell>
          <table:table-cell table:style-name="Tableau4.D36" office:value-type="string">
            <text:p text:style-name="P77">Remove.</text:p>
          </table:table-cell>
        </table:table-row>
        <table:table-row>
          <table:table-cell table:style-name="Tableau4.A36" office:value-type="string">
            <text:p text:style-name="P73">lame</text:p>
          </table:table-cell>
          <table:table-cell table:style-name="Tableau4.B36" office:value-type="string">
            <text:p text:style-name="P77">3.99.5 / 3.99.5 / 3.99.5</text:p>
          </table:table-cell>
          <table:table-cell table:style-name="Tableau4.C36" office:value-type="string">
            <text:p text:style-name="P77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3">libcuefile</text:p>
          </table:table-cell>
          <table:table-cell table:style-name="Tableau4.B36" office:value-type="string">
            <text:p text:style-name="P79">r475 / r475 / r475</text:p>
          </table:table-cell>
          <table:table-cell table:style-name="Tableau4.C36" office:value-type="string">
            <text:p text:style-name="P79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3">libmms</text:p>
          </table:table-cell>
          <table:table-cell table:style-name="Tableau4.B36" office:value-type="string">
            <text:p text:style-name="P79">0.6.2 / 0.6.4 / 0.5 (?)</text:p>
          </table:table-cell>
          <table:table-cell table:style-name="Tableau4.C36" office:value-type="string">
            <text:p text:style-name="P79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36" office:value-type="string">
            <text:p text:style-name="P79">Upgrade.</text:p>
          </table:table-cell>
        </table:table-row>
        <table:table-row>
          <table:table-cell table:style-name="Tableau4.A36" office:value-type="string">
            <text:p text:style-name="P73">libmp4v2</text:p>
          </table:table-cell>
          <table:table-cell table:style-name="Tableau4.B36" office:value-type="string">
            <text:p text:style-name="P79">2.0.0 / 2.0.0 / -</text:p>
          </table:table-cell>
          <table:table-cell table:style-name="Tableau4.C36" office:value-type="string">
            <text:p text:style-name="P79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3">libmpdclient</text:p>
          </table:table-cell>
          <table:table-cell table:style-name="Tableau4.B36" office:value-type="string">
            <text:p text:style-name="P80">2.9 / 2.9 / -</text:p>
          </table:table-cell>
          <table:table-cell table:style-name="Tableau4.C36" office:value-type="string">
            <text:p text:style-name="P80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36" office:value-type="string">
            <text:p text:style-name="P80">OK.</text:p>
          </table:table-cell>
        </table:table-row>
        <table:table-row>
          <table:table-cell table:style-name="Tableau4.A36" office:value-type="string">
            <text:p text:style-name="P73">libreplaygain</text:p>
          </table:table-cell>
          <table:table-cell table:style-name="Tableau4.B36" office:value-type="string">
            <text:p text:style-name="P80">r475 / r475 / r475</text:p>
          </table:table-cell>
          <table:table-cell table:style-name="Tableau4.C36" office:value-type="string">
            <text:p text:style-name="P80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36" office:value-type="string">
            <text:p text:style-name="P80">OK.</text:p>
          </table:table-cell>
        </table:table-row>
        <text:soft-page-break/>
        <table:table-row>
          <table:table-cell table:style-name="Tableau4.A36" office:value-type="string">
            <text:p text:style-name="P73">libshout</text:p>
          </table:table-cell>
          <table:table-cell table:style-name="Tableau4.B36" office:value-type="string">
            <text:p text:style-name="P81">2.3.1 / 2.3.1 / 2.3.1 </text:p>
          </table:table-cell>
          <table:table-cell table:style-name="Tableau4.C36" office:value-type="string">
            <text:p text:style-name="P81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36" office:value-type="string">
            <text:p text:style-name="P81">OK.</text:p>
          </table:table-cell>
        </table:table-row>
        <table:table-row>
          <table:table-cell table:style-name="Tableau4.A36" office:value-type="string">
            <text:p text:style-name="P73">libsigc++</text:p>
          </table:table-cell>
          <table:table-cell table:style-name="Tableau4.B36" office:value-type="string">
            <text:p text:style-name="P82">2.2.11 / 2.2.11 / 2.2.11</text:p>
          </table:table-cell>
          <table:table-cell table:style-name="Tableau4.C36" office:value-type="string">
            <text:p text:style-name="P82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36" office:value-type="string">
            <text:p text:style-name="P82">OK.</text:p>
          </table:table-cell>
        </table:table-row>
        <table:table-row>
          <table:table-cell table:style-name="Tableau4.A36" office:value-type="string">
            <text:p text:style-name="P73">libtorrent</text:p>
          </table:table-cell>
          <table:table-cell table:style-name="Tableau4.B36" office:value-type="string">
            <text:p text:style-name="P83">0.13.0 / 0.13.4 / 0.13.4</text:p>
          </table:table-cell>
          <table:table-cell table:style-name="Tableau4.C36" office:value-type="string">
            <text:p text:style-name="P83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36" office:value-type="string">
            <text:p text:style-name="P83">Upgrade.</text:p>
          </table:table-cell>
        </table:table-row>
        <table:table-row>
          <table:table-cell table:style-name="Tableau4.A36" office:value-type="string">
            <text:p text:style-name="P73">musepack-tools</text:p>
          </table:table-cell>
          <table:table-cell table:style-name="Tableau4.B36" office:value-type="string">
            <text:p text:style-name="P84">r475 / r475 / r475</text:p>
          </table:table-cell>
          <table:table-cell table:style-name="Tableau4.C36" office:value-type="string">
            <text:p text:style-name="P84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3">p7zip</text:p>
          </table:table-cell>
          <table:table-cell table:style-name="Tableau4.B36" office:value-type="string">
            <text:p text:style-name="P85">9.20.1 / 9.20.1 / -</text:p>
          </table:table-cell>
          <table:table-cell table:style-name="Tableau4.C36" office:value-type="string">
            <text:p text:style-name="P85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36" office:value-type="string">
            <text:p text:style-name="P85">OK.</text:p>
          </table:table-cell>
        </table:table-row>
        <table:table-row>
          <table:table-cell table:style-name="Tableau4.A36" office:value-type="string">
            <text:p text:style-name="P73">perl-BerkeleyDB</text:p>
          </table:table-cell>
          <table:table-cell table:style-name="Tableau4.B36" office:value-type="string">
            <text:p text:style-name="P86">0.53 / 0.53 / 0.55</text:p>
          </table:table-cell>
          <table:table-cell table:style-name="Tableau4.C36" office:value-type="string">
            <text:p text:style-name="P86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3">perl-digest-hmac</text:p>
          </table:table-cell>
          <table:table-cell table:style-name="Tableau4.B36" office:value-type="string">
            <text:p text:style-name="P86">1.03 / 1.03 / 1.03</text:p>
          </table:table-cell>
          <table:table-cell table:style-name="Tableau4.C36" office:value-type="string">
            <text:p text:style-name="P86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36" office:value-type="string">
            <text:p text:style-name="P86">OK.</text:p>
          </table:table-cell>
        </table:table-row>
        <table:table-row>
          <table:table-cell table:style-name="Tableau4.A36" office:value-type="string">
            <text:p text:style-name="P73">perl-digest-sha1</text:p>
          </table:table-cell>
          <table:table-cell table:style-name="Tableau4.B36" office:value-type="string">
            <text:p text:style-name="P87">2.13 / 2.13 / 2.13</text:p>
          </table:table-cell>
          <table:table-cell table:style-name="Tableau4.C36" office:value-type="string">
            <text:p text:style-name="P87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36" office:value-type="string">
            <text:p text:style-name="P87">OK.</text:p>
          </table:table-cell>
        </table:table-row>
        <table:table-row>
          <table:table-cell table:style-name="Tableau4.A36" office:value-type="string">
            <text:p text:style-name="P73">perl-IO-Multiplex</text:p>
          </table:table-cell>
          <table:table-cell table:style-name="Tableau4.B36" office:value-type="string">
            <text:p text:style-name="P88">1.13 / 1.13 / 1.16</text:p>
          </table:table-cell>
          <table:table-cell table:style-name="Tableau4.C36" office:value-type="string">
            <text:p text:style-name="P88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36" office:value-type="string">
            <text:p text:style-name="P88">Upgrade.</text:p>
          </table:table-cell>
        </table:table-row>
        <table:table-row>
          <table:table-cell table:style-name="Tableau4.A36" office:value-type="string">
            <text:p text:style-name="P73">perl-net-dns</text:p>
          </table:table-cell>
          <table:table-cell table:style-name="Tableau4.B36" office:value-type="string">
            <text:p text:style-name="P88">0.72 / 0.78 / 0.83</text:p>
          </table:table-cell>
          <table:table-cell table:style-name="Tableau4.C36" office:value-type="string">
            <text:p text:style-name="P88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36" office:value-type="string">
            <text:p text:style-name="P88">Upgrade.</text:p>
          </table:table-cell>
        </table:table-row>
        <table:table-row>
          <table:table-cell table:style-name="Tableau4.A36" office:value-type="string">
            <text:p text:style-name="P73">perl-net-ip</text:p>
          </table:table-cell>
          <table:table-cell table:style-name="Tableau4.B36" office:value-type="string">
            <text:p text:style-name="P89">1.26 / 1.26 / 1.26</text:p>
          </table:table-cell>
          <table:table-cell table:style-name="Tableau4.C36" office:value-type="string">
            <text:p text:style-name="P89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36" office:value-type="string">
            <text:p text:style-name="P89">OK.</text:p>
          </table:table-cell>
        </table:table-row>
        <table:table-row>
          <table:table-cell table:style-name="Tableau4.A36" office:value-type="string">
            <text:p text:style-name="P73">perl-Net-Server</text:p>
          </table:table-cell>
          <table:table-cell table:style-name="Tableau4.B36" office:value-type="string">
            <text:p text:style-name="P90">2.007 / 2.008 / 2.008</text:p>
          </table:table-cell>
          <table:table-cell table:style-name="Tableau4.C36" office:value-type="string">
            <text:p text:style-name="P90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36" office:value-type="string">
            <text:p text:style-name="P90">Upgrade.</text:p>
          </table:table-cell>
        </table:table-row>
        <table:table-row>
          <table:table-cell table:style-name="Tableau4.A36" office:value-type="string">
            <text:p text:style-name="P73">postfix</text:p>
          </table:table-cell>
          <table:table-cell table:style-name="Tableau4.B36" office:value-type="string">
            <text:p text:style-name="P91">2.11.5 / 2.11.4 / 2.11.5</text:p>
          </table:table-cell>
          <table:table-cell table:style-name="Tableau4.C36" office:value-type="string">
            <text:p text:style-name="P91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36" office:value-type="string">
            <text:p text:style-name="P91">OK.</text:p>
          </table:table-cell>
        </table:table-row>
        <table:table-row>
          <table:table-cell table:style-name="Tableau4.A36" office:value-type="string">
            <text:p text:style-name="P73">psutil</text:p>
          </table:table-cell>
          <table:table-cell table:style-name="Tableau4.B36" office:value-type="string">
            <text:p text:style-name="P92">1.2.1 / 3.0.1 / -</text:p>
          </table:table-cell>
          <table:table-cell table:style-name="Tableau4.C36" office:value-type="string">
            <text:p text:style-name="P92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36" office:value-type="string">
            <text:p text:style-name="P92">Upgrade.</text:p>
          </table:table-cell>
        </table:table-row>
        <table:table-row>
          <table:table-cell table:style-name="Tableau4.A36" office:value-type="string">
            <text:p text:style-name="P73">pwgen</text:p>
          </table:table-cell>
          <table:table-cell table:style-name="Tableau4.B36" office:value-type="string">
            <text:p text:style-name="P93">2.06 / 2.06 / 2.07</text:p>
          </table:table-cell>
          <table:table-cell table:style-name="Tableau4.C36" office:value-type="string">
            <text:p text:style-name="P94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36" office:value-type="string">
            <text:p text:style-name="P94">Upgrade.</text:p>
          </table:table-cell>
        </table:table-row>
        <table:table-row>
          <table:table-cell table:style-name="Tableau4.A36" office:value-type="string">
            <text:p text:style-name="P73">pysetuptools</text:p>
          </table:table-cell>
          <table:table-cell table:style-name="Tableau4.B36" office:value-type="string">
            <text:p text:style-name="P95">2.1 / 17.0 / -</text:p>
          </table:table-cell>
          <table:table-cell table:style-name="Tableau4.C36" office:value-type="string">
            <text:p text:style-name="P96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36" office:value-type="string">
            <text:p text:style-name="P95">Upgrade.</text:p>
          </table:table-cell>
        </table:table-row>
        <table:table-row>
          <table:table-cell table:style-name="Tableau4.A36" office:value-type="string">
            <text:p text:style-name="P73">pyxdg</text:p>
          </table:table-cell>
          <table:table-cell table:style-name="Tableau4.B36" office:value-type="string">
            <text:p text:style-name="P97">0.25 / 0.25 / -</text:p>
          </table:table-cell>
          <table:table-cell table:style-name="Tableau4.C36" office:value-type="string">
            <text:p text:style-name="P97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36" office:value-type="string">
            <text:p text:style-name="P97">OK.</text:p>
          </table:table-cell>
        </table:table-row>
        <table:table-row>
          <table:table-cell table:style-name="Tableau4.A36" office:value-type="string">
            <text:p text:style-name="P73">recode</text:p>
          </table:table-cell>
          <table:table-cell table:style-name="Tableau4.B36" office:value-type="string">
            <text:p text:style-name="P97">3.6 / 3.7beta2 / -</text:p>
          </table:table-cell>
          <table:table-cell table:style-name="Tableau4.C36" office:value-type="string">
            <text:p text:style-name="P97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36" office:value-type="string">
            <text:p text:style-name="P97">Upgrade.</text:p>
          </table:table-cell>
        </table:table-row>
        <table:table-row>
          <table:table-cell table:style-name="Tableau4.A36" office:value-type="string">
            <text:p text:style-name="P73">sbopkg</text:p>
          </table:table-cell>
          <table:table-cell table:style-name="Tableau4.B36" office:value-type="string">
            <text:p text:style-name="P97">0.37.0 / - / 0.37.0</text:p>
          </table:table-cell>
          <table:table-cell table:style-name="Tableau4.C36" office:value-type="string">
            <text:p text:style-name="P97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36" office:value-type="string">
            <text:p text:style-name="P97">OK.</text:p>
          </table:table-cell>
        </table:table-row>
        <table:table-row>
          <table:table-cell table:style-name="Tableau4.A36" office:value-type="string">
            <text:p text:style-name="P73">slackpkg+</text:p>
          </table:table-cell>
          <table:table-cell table:style-name="Tableau4.B36" office:value-type="string">
            <text:p text:style-name="P98">1.3.2 / - / 1.4.1</text:p>
          </table:table-cell>
          <table:table-cell table:style-name="Tableau4.C36" office:value-type="string">
            <text:p text:style-name="P98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36" office:value-type="string">
            <text:p text:style-name="P98">Upgrade.</text:p>
          </table:table-cell>
        </table:table-row>
        <table:table-row>
          <table:table-cell table:style-name="Tableau4.A36" office:value-type="string">
            <text:p text:style-name="P73">speex</text:p>
          </table:table-cell>
          <table:table-cell table:style-name="Tableau4.B36" office:value-type="string">
            <text:p text:style-name="P99">1.2rc1 / 1.2rc2 / 1.2rc2</text:p>
          </table:table-cell>
          <table:table-cell table:style-name="Tableau4.C36" office:value-type="string">
            <text:p text:style-name="P99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36" office:value-type="string">
            <text:p text:style-name="P99">Upgrade.</text:p>
          </table:table-cell>
        </table:table-row>
        <table:table-row>
          <table:table-cell table:style-name="Tableau4.A36" office:value-type="string">
            <text:p text:style-name="P73">squid</text:p>
          </table:table-cell>
          <table:table-cell table:style-name="Tableau4.B36" office:value-type="string">
            <text:p text:style-name="P100">3.4.12 / 3.4.10 / 3.4.13</text:p>
          </table:table-cell>
          <table:table-cell table:style-name="Tableau4.C36" office:value-type="string">
            <text:p text:style-name="P100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36" office:value-type="string">
            <text:p text:style-name="P100">Upgrade.</text:p>
          </table:table-cell>
        </table:table-row>
        <table:table-row>
          <table:table-cell table:style-name="Tableau4.A36" office:value-type="string">
            <text:p text:style-name="P74">squidanalyzer</text:p>
          </table:table-cell>
          <table:table-cell table:style-name="Tableau4.B36" office:value-type="string">
            <text:p text:style-name="P101">5.4 / 5.3 / <text:span text:style-name="T24">5.4</text:span></text:p>
          </table:table-cell>
          <table:table-cell table:style-name="Tableau4.C36" office:value-type="string">
            <text:p text:style-name="P102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36" office:value-type="string">
            <text:p text:style-name="P102">OK.</text:p>
          </table:table-cell>
        </table:table-row>
        <table:table-row>
          <table:table-cell table:style-name="Tableau4.A39" office:value-type="string">
            <text:p text:style-name="P74">squidGuard</text:p>
          </table:table-cell>
          <table:table-cell table:style-name="Tableau4.B39" office:value-type="string">
            <text:p text:style-name="P103">1.4 / 1.4 / 1.4</text:p>
          </table:table-cell>
          <table:table-cell table:style-name="Tableau4.C39" office:value-type="string">
            <text:p text:style-name="P103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39" office:value-type="string">
            <text:p text:style-name="P103">OK.</text:p>
          </table:table-cell>
        </table:table-row>
        <table:table-row>
          <table:table-cell table:style-name="Tableau4.A39" office:value-type="string">
            <text:p text:style-name="P74">twolame</text:p>
          </table:table-cell>
          <table:table-cell table:style-name="Tableau4.B39" office:value-type="string">
            <text:p text:style-name="P104">0.3.13 / 0.3.13 / 0.3.13</text:p>
          </table:table-cell>
          <table:table-cell table:style-name="Tableau4.C39" office:value-type="string">
            <text:p text:style-name="P104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39" office:value-type="string">
            <text:p text:style-name="P104">OK.</text:p>
          </table:table-cell>
        </table:table-row>
        <table:table-row>
          <table:table-cell table:style-name="Tableau4.A39" office:value-type="string">
            <text:p text:style-name="P74">unrar</text:p>
          </table:table-cell>
          <table:table-cell table:style-name="Tableau4.B39" office:value-type="string">
            <text:p text:style-name="P105">5.0.13 / 5.2.6 / -</text:p>
          </table:table-cell>
          <table:table-cell table:style-name="Tableau4.C39" office:value-type="string">
            <text:p text:style-name="P105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39" office:value-type="string">
            <text:p text:style-name="P105">Upgrade.</text:p>
          </table:table-cell>
        </table:table-row>
        <text:soft-page-break/>
        <table:table-row>
          <table:table-cell table:style-name="Tableau4.A40" office:value-type="string">
            <text:p text:style-name="P74">user-settings-console</text:p>
          </table:table-cell>
          <table:table-cell table:style-name="Tableau4.B40" office:value-type="string">
            <text:p text:style-name="P105">14.1 / - / - </text:p>
          </table:table-cell>
          <table:table-cell table:style-name="Tableau4.C40" office:value-type="string">
            <text:p text:style-name="P2">-</text:p>
          </table:table-cell>
          <table:table-cell table:style-name="Tableau4.D40" office:value-type="string">
            <text:p text:style-name="P105">OK.</text:p>
          </table:table-cell>
        </table:table-row>
      </table:table>
      <text:h text:style-name="P13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7-01T13:17:51.608340889</dc:date>
    <meta:editing-duration>PT11H20M9S</meta:editing-duration>
    <meta:editing-cycles>121</meta:editing-cycles>
    <meta:generator>LibreOffice/4.4.3.2$Linux_X86_64 LibreOffice_project/88805f81e9fe61362df02b9941de8e38a9b5fd16</meta:generator>
    <meta:document-statistic meta:table-count="4" meta:image-count="0" meta:object-count="0" meta:page-count="11" meta:paragraph-count="936" meta:word-count="1868" meta:character-count="20291" meta:non-whitespace-character-count="19166"/>
  </office:meta>
</office:document-meta>
</file>